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100000081B871CD22000BDA70.png" manifest:media-type="image/png"/>
  <manifest:file-entry manifest:full-path="Pictures/10000201000002C8000002BF274F9D92F2E82CE3.png" manifest:media-type="image/png"/>
  <manifest:file-entry manifest:full-path="Pictures/1000841D0000520800007404AB5BA6E15EE3F9E8.svg" manifest:media-type="image/svg+xml"/>
  <manifest:file-entry manifest:full-path="Pictures/100002010000025300000349CD924F8364FE2E9B.png" manifest:media-type="image/png"/>
  <manifest:file-entry manifest:full-path="Pictures/1000000000000FA000000B91E90BC2182EB466E4.jpg" manifest:media-type="image/jpeg"/>
  <manifest:file-entry manifest:full-path="Pictures/10000201000000850000004DC1E6FBB6D4EDA790.png" manifest:media-type="image/png"/>
  <manifest:file-entry manifest:full-path="Pictures/100036FC00000DC6000007EA6DFB2B372D693581.svg" manifest:media-type="image/svg+xml"/>
  <manifest:file-entry manifest:full-path="Pictures/1000115600000D5500000D55D0B595ABC4F9E028.svg" manifest:media-type="image/svg+xml"/>
  <manifest:file-entry manifest:full-path="Pictures/10001D2E00008A71000088BDCAC814FED4BE2E99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none" draw:marker-end="Arrow" draw:marker-end-width="0.3cm" draw:fill="solid" draw:fill-color="#000000" draw:textarea-horizontal-align="center" draw:textarea-vertical-align="middle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420e" draw:textarea-horizontal-align="justify" draw:textarea-vertical-align="middle" draw:auto-grow-height="false" fo:min-height="0.87cm" fo:min-width="1.931cm"/>
    </style:style>
    <style:style style:name="gr9" style:family="graphic" style:parent-style-name="standard">
      <style:graphic-properties draw:fill-color="#aecf00" draw:textarea-horizontal-align="justify" draw:textarea-vertical-align="middle" draw:auto-grow-height="false" fo:min-height="0.974cm" fo:min-width="2.408cm"/>
    </style:style>
    <style:style style:name="gr10" style:family="graphic" style:parent-style-name="standard">
      <style:graphic-properties draw:fill-color="#ffd320" draw:textarea-horizontal-align="justify" draw:textarea-vertical-align="middle" draw:auto-grow-height="false" fo:min-height="2.335cm" fo:min-width="1.8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7cm" fo:min-width="2.911cm"/>
    </style:style>
    <style:style style:name="gr12" style:family="graphic" style:parent-style-name="standard">
      <style:graphic-properties draw:fill-color="#ff420e" draw:textarea-horizontal-align="justify" draw:textarea-vertical-align="middle" draw:auto-grow-height="false" fo:min-height="0.309cm" fo:min-width="0.489cm"/>
    </style:style>
    <style:style style:name="gr13" style:family="graphic" style:parent-style-name="standard">
      <style:graphic-properties draw:fill-color="#aecf00" draw:textarea-horizontal-align="justify" draw:textarea-vertical-align="middle" draw:auto-grow-height="false" fo:min-height="0.36cm" fo:min-width="0.68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09cm"/>
    </style:style>
    <style:style style:name="gr17" style:family="graphic" style:parent-style-name="standard">
      <style:graphic-properties draw:fill-color="#7da647" draw:textarea-horizontal-align="justify" draw:textarea-vertical-align="middle" draw:auto-grow-height="false" fo:min-height="2.211cm" fo:min-width="2.577cm"/>
    </style:style>
    <style:style style:name="gr18" style:family="graphic" style:parent-style-name="standard">
      <style:graphic-properties draw:fill-color="#ffd320" draw:textarea-horizontal-align="justify" draw:textarea-vertical-align="middle" draw:auto-grow-height="false" fo:min-height="1.65cm" fo:min-width="1.2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3cm" fo:min-width="2.911cm"/>
    </style:style>
    <style:style style:name="gr20" style:family="graphic" style:parent-style-name="standard">
      <style:graphic-properties draw:fill-color="#ff420e" draw:textarea-horizontal-align="justify" draw:textarea-vertical-align="middle" draw:auto-grow-height="false" fo:min-height="0.16cm" fo:min-width="0.205cm"/>
    </style:style>
    <style:style style:name="gr21" style:family="graphic" style:parent-style-name="standard">
      <style:graphic-properties draw:fill-color="#aecf00" draw:textarea-horizontal-align="justify" draw:textarea-vertical-align="middle" draw:auto-grow-height="false" fo:min-height="0.199cm" fo:min-width="0.34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7cm" fo:min-width="2.225cm"/>
    </style:style>
    <style:style style:name="gr23" style:family="graphic" style:parent-style-name="objectwithoutfill">
      <style:graphic-properties svg:stroke-color="#000000" draw:marker-start="Rounded_20_large_20_Arrow" draw:marker-end="" draw:marker-end-width="0.3cm" draw:fill="none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420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aecf00"/>
      <style:paragraph-properties fo:text-align="start"/>
      <style:text-properties style:font-name="Hack1" fo:font-size="6pt" style:font-size-asian="6pt" style:font-size-complex="6pt"/>
    </style:style>
    <style:style style:name="P9" style:family="paragraph">
      <loext:graphic-properties draw:fill-color="#ffd320"/>
      <style:paragraph-properties fo:text-align="center"/>
    </style:style>
    <style:style style:name="P10" style:family="paragraph">
      <loext:graphic-properties draw:fill="none" draw:fill-color="#ffffff"/>
      <style:text-properties style:font-name="Hack1" fo:font-size="7pt" style:font-size-asian="7pt" style:font-size-complex="7pt"/>
    </style:style>
    <style:style style:name="P11" style:family="paragraph">
      <loext:graphic-properties draw:fill-color="#7da647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style:font-name="Hack1" fo:font-size="6pt" style:font-size-asian="6pt" style:font-size-complex="6pt"/>
    </style:style>
    <style:style style:name="T2" style:family="text">
      <style:text-properties style:font-name="Hack1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 (1)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3.525cm" svg:height="2.025cm" svg:x="16.393cm" svg:y="8.839cm">
          <draw:image xlink:href="Pictures/100036FC00000DC6000007EA6DFB2B372D693581.svg" xlink:type="simple" xlink:show="embed" xlink:actuate="onLoad" loext:mime-type="image/svg+xml">
            <text:p/>
          </draw:image>
          <draw:image xlink:href="Pictures/10000201000000850000004DC1E6FBB6D4EDA790.png" xlink:type="simple" xlink:show="embed" xlink:actuate="onLoad" loext:mime-type="image/png"/>
        </draw:frame>
        <draw:frame draw:style-name="gr1" draw:text-style-name="P1" draw:layer="layout" svg:width="2.558cm" svg:height="2.558cm" svg:x="5.926cm" svg:y="8.664cm">
          <draw:image xlink:href="Pictures/1000115600000D5500000D55D0B595ABC4F9E028.svg" xlink:type="simple" xlink:show="embed" xlink:actuate="onLoad" loext:mime-type="image/svg+xml">
            <text:p/>
          </draw:image>
          <draw:image xlink:href="Pictures/100002010000008100000081B871CD22000BDA70.png" xlink:type="simple" xlink:show="embed" xlink:actuate="onLoad" loext:mime-type="image/png"/>
        </draw:frame>
        <draw:line draw:style-name="gr2" draw:text-style-name="P1" draw:layer="layout" svg:x1="1.46cm" svg:y1="6.022cm" svg:x2="19.281cm" svg:y2="5.991cm">
          <text:p/>
        </draw:line>
        <draw:line draw:style-name="gr2" draw:text-style-name="P1" draw:layer="layout" svg:x1="19.342cm" svg:y1="7.562cm" svg:x2="20.893cm" svg:y2="7.562cm">
          <text:p/>
        </draw:line>
        <draw:line draw:style-name="gr2" draw:text-style-name="P1" draw:layer="layout" svg:x1="20.893cm" svg:y1="9.103cm" svg:x2="22.444cm" svg:y2="9.103cm">
          <text:p/>
        </draw:line>
        <draw:line draw:style-name="gr2" draw:text-style-name="P1" draw:layer="layout" svg:x1="22.444cm" svg:y1="10.644cm" svg:x2="23.995cm" svg:y2="10.644cm">
          <text:p/>
        </draw:line>
        <draw:line draw:style-name="gr2" draw:text-style-name="P1" draw:layer="layout" svg:x1="23.995cm" svg:y1="12.185cm" svg:x2="25.546cm" svg:y2="12.185cm">
          <text:p/>
        </draw:line>
        <draw:line draw:style-name="gr2" draw:text-style-name="P1" draw:layer="layout" svg:x1="19.343cm" svg:y1="7.562cm" svg:x2="19.281cm" svg:y2="6.021cm">
          <text:p/>
        </draw:line>
        <draw:line draw:style-name="gr2" draw:text-style-name="P1" draw:layer="layout" svg:x1="20.955cm" svg:y1="9.103cm" svg:x2="20.893cm" svg:y2="7.562cm">
          <text:p/>
        </draw:line>
        <draw:line draw:style-name="gr2" draw:text-style-name="P1" draw:layer="layout" svg:x1="22.444cm" svg:y1="10.644cm" svg:x2="22.382cm" svg:y2="9.103cm">
          <text:p/>
        </draw:line>
        <draw:line draw:style-name="gr2" draw:text-style-name="P1" draw:layer="layout" svg:x1="23.995cm" svg:y1="12.185cm" svg:x2="23.933cm" svg:y2="10.644cm">
          <text:p/>
        </draw:line>
        <draw:frame draw:style-name="gr3" draw:text-style-name="P2" draw:layer="layout" svg:width="3.283cm" svg:height="0.962cm" svg:x="1.855cm" svg:y="6.538cm">
          <draw:text-box>
            <text:p>basement</text:p>
          </draw:text-box>
        </draw:frame>
        <draw:frame presentation:style-name="pr1" draw:layer="layout" svg:width="25.199cm" svg:height="2.629cm" svg:x="1.4cm" svg:y="0.628cm" presentation:class="title">
          <draw:text-box>
            <text:p>First Trip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 (2)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3.525cm" svg:height="2.025cm" svg:x="16.393cm" svg:y="8.839cm">
          <draw:image xlink:href="Pictures/100036FC00000DC6000007EA6DFB2B372D693581.svg" xlink:type="simple" xlink:show="embed" xlink:actuate="onLoad" loext:mime-type="image/svg+xml">
            <text:p/>
          </draw:image>
          <draw:image xlink:href="Pictures/10000201000000850000004DC1E6FBB6D4EDA790.png" xlink:type="simple" xlink:show="embed" xlink:actuate="onLoad" loext:mime-type="image/png"/>
        </draw:frame>
        <draw:frame draw:style-name="gr1" draw:text-style-name="P1" draw:layer="layout" svg:width="2.558cm" svg:height="2.558cm" svg:x="5.926cm" svg:y="8.664cm">
          <draw:image xlink:href="Pictures/1000115600000D5500000D55D0B595ABC4F9E028.svg" xlink:type="simple" xlink:show="embed" xlink:actuate="onLoad" loext:mime-type="image/svg+xml">
            <text:p/>
          </draw:image>
          <draw:image xlink:href="Pictures/100002010000008100000081B871CD22000BDA70.png" xlink:type="simple" xlink:show="embed" xlink:actuate="onLoad" loext:mime-type="image/png"/>
        </draw:frame>
        <draw:g xml:id="id18" draw:id="id18">
          <draw:path draw:style-name="gr5" draw:text-style-name="P1" draw:layer="layout" svg:width="8.211cm" svg:height="0cm" draw:transform="rotate (-0.00383972435438842) translate (8.48400204260332cm 9.02446803648101cm)" svg:viewBox="0 0 8212 1" svg:d="M0 1c2737-1 5475-1 8212-1">
            <text:p/>
          </draw:path>
          <draw:path draw:style-name="gr6" draw:text-style-name="P4" draw:layer="layout" svg:width="0.376cm" svg:height="0.437cm" svg:x="11.887cm" svg:y="8.465cm" svg:viewBox="0 0 377 438" svg:d="M309 438l-113-182h-136l-1 181h-59l2-437 205 1c25 0 47 3 66 9 19 5 35 14 48 24 13 11 23 24 30 40 7 15 10 33 10 52 0 14-2 28-6 41-4 14-11 26-20 37-8 11-19 21-33 29-13 8-29 13-48 17l123 188zM301 127c0-14-2-25-6-35-5-9-11-18-20-24-9-7-19-12-32-15-12-3-26-5-42-5h-140l-1 161h143c17 0 32-2 44-6s23-10 31-17c8-8 14-16 17-26 4-11 6-22 6-33z">
            <text:p/>
          </draw:path>
          <draw:path draw:style-name="gr6" draw:text-style-name="P4" draw:layer="layout" svg:width="0.297cm" svg:height="0.347cm" svg:x="12.32cm" svg:y="8.563cm" svg:viewBox="0 0 298 348" svg:d="M59 186c-1 17 1 34 5 48 3 15 9 28 16 38 8 11 18 19 29 25 12 6 26 9 43 9 24 0 43-4 58-14s24-22 30-37l49 14c-4 10-9 19-15 28-7 10-15 18-26 26-10 7-23 13-39 18s-35 7-57 7c-50 0-88-15-114-45-25-29-38-73-38-132 0-31 4-58 12-79 8-22 19-40 33-54 13-13 29-23 47-29 19-6 38-9 59-9 28 0 51 5 70 14s34 22 46 38c11 16 19 35 24 57 5 21 7 45 7 70v8zM240 144c-3-36-11-62-26-78s-36-25-64-25c-10 0-19 2-30 5-10 3-19 8-28 16-9 7-16 18-22 31s-10 30-11 50z">
            <text:p/>
          </draw:path>
          <draw:path draw:style-name="gr6" draw:text-style-name="P4" draw:layer="layout" svg:width="0.325cm" svg:height="0.347cm" svg:x="12.671cm" svg:y="8.564cm" svg:viewBox="0 0 326 348" svg:d="M101 348c-34 0-59-9-76-27s-25-42-25-73c0-23 4-41 13-55 8-14 19-25 33-33 13-8 29-14 46-17 18-3 35-4 53-5l76-1v-18c0-14-2-26-5-35-2-10-7-18-13-24s-13-10-22-13-20-4-32-4c-11-1-20 0-29 2-9 1-16 4-23 8-6 4-11 9-15 16s-7 16-8 27l-59-6c3-13 7-25 12-36 6-11 14-21 25-29s24-14 40-19c16-4 36-6 58-6 43 0 74 10 95 29 22 20 32 48 32 84v145c-1 17 2 29 6 37 4 9 12 13 25 13 3 0 6 0 9-1 3 0 6 0 9-1v35c-7 1-14 3-21 3-7 1-14 2-22 2-11-1-20-2-27-5-8-3-14-7-19-13-5-5-8-12-11-21-2-8-4-18-4-29h-2c-6 11-13 20-20 29s-15 16-25 22c-9 6-20 11-32 14s-26 5-42 5zM114 306c18 0 33-3 47-10 13-6 24-14 33-24s15-21 20-33c4-12 6-23 6-34v-28h-61c-13 0-26 1-39 3-12 1-23 5-32 10s-17 12-22 22c-6 9-9 21-9 36 0 19 5 33 15 43s24 15 42 15z">
            <text:p/>
          </draw:path>
          <draw:path draw:style-name="gr6" draw:text-style-name="P4" draw:layer="layout" svg:width="0.284cm" svg:height="0.466cm" svg:x="13.022cm" svg:y="8.448cm" svg:viewBox="0 0 285 467" svg:d="M227 407c-10 21-24 37-41 46s-38 14-63 14c-43-1-74-15-94-44-19-28-29-72-29-129 0-118 42-176 124-176 25 0 47 5 64 15 16 9 30 24 40 44h1c0-2 0-5 0-10 0-4 0-9 0-14-1-5-1-9-1-14 0-4 1-7 1-9v-130h56l-2 392c0 8 0 16 0 23 0 8 1 14 1 21 0 6 0 11 0 16 1 4 1 7 1 9h-53c-1-2-1-5-1-9-1-4-1-8-1-13-1-5-1-10-1-16 0-5 0-11 0-16zM59 292c0 23 1 43 4 60 3 16 7 30 14 40 6 11 14 19 24 24s22 7 36 8c15 0 28-3 39-7 11-5 21-13 28-23 8-11 14-25 18-42s6-38 6-63c0-24-2-44-6-61-4-16-9-29-17-40-8-10-17-17-28-22-11-4-24-6-38-6s-26 2-36 7c-10 4-18 12-24 23-7 10-12 24-15 41-4 16-5 37-5 61z">
            <text:p/>
          </draw:path>
          <draw:path draw:style-name="gr6" draw:text-style-name="P4" draw:layer="layout" svg:width="0.06cm" svg:height="0.437cm" svg:x="11.677cm" svg:y="9.176cm" svg:viewBox="0 0 61 438" svg:d="M0 437c1-145 1-291 2-437 19 0 39 0 59 0-1 146-1 292-2 438-20 0-39 0-59-1z">
            <text:p/>
          </draw:path>
          <draw:path draw:style-name="gr6" draw:text-style-name="P4" draw:layer="layout" svg:width="0.376cm" svg:height="0.437cm" svg:x="11.848cm" svg:y="9.176cm" svg:viewBox="0 0 377 438" svg:d="M377 216c0 36-6 68-17 96s-26 51-45 70c-19 18-42 32-68 42-26 9-54 14-84 14l-163-1 2-437 144 1c34 0 65 4 93 12 29 9 53 22 73 40 21 17 37 39 48 66s17 59 17 97zM317 215c1-29-4-54-12-76-8-21-20-38-35-51-16-14-34-24-55-30-22-7-45-10-70-10h-84l-2 342 98 1c23 0 44-4 64-11 19-8 36-19 50-33 15-15 26-33 34-55s12-48 12-77z">
            <text:p/>
          </draw:path>
          <draw:path draw:style-name="gr6" draw:text-style-name="P4" draw:layer="layout" svg:width="0.297cm" svg:height="0.347cm" svg:x="12.281cm" svg:y="9.274cm" svg:viewBox="0 0 298 348" svg:d="M59 186c-1 17 1 34 5 48 3 15 9 28 16 38 8 11 18 19 29 25 12 6 26 9 43 9 24 0 43-4 58-14s24-22 30-37l49 14c-4 10-9 19-15 28-7 10-15 18-26 26-10 7-23 13-39 18s-35 7-57 7c-50 0-88-15-114-45-25-29-38-73-38-132 0-31 4-58 12-79 8-22 19-40 33-54 13-13 29-23 47-29 19-6 38-9 59-9 28 0 51 5 70 14s34 22 46 38c11 16 19 35 24 57 5 21 7 45 7 70v8zM240 144c-3-36-11-62-26-78s-36-25-64-25c-10 0-19 2-30 5-10 3-19 8-28 16-9 7-16 18-22 31s-10 30-11 50z">
            <text:p/>
          </draw:path>
          <draw:path draw:style-name="gr6" draw:text-style-name="P4" draw:layer="layout" svg:width="0.312cm" svg:height="0.336cm" svg:x="12.608cm" svg:y="9.281cm" svg:viewBox="0 0 313 337" svg:d="M187 337l-66-1-121-336h60l73 219c1 5 3 10 5 17 1 6 3 13 6 20 2 7 3 14 5 20 2 7 3 12 5 17 1-5 2-10 4-16 2-7 5-14 7-20 2-7 4-14 6-20 2-7 4-13 6-17l77-219h59z">
            <text:p/>
          </draw:path>
          <draw:path draw:style-name="gr6" draw:text-style-name="P4" draw:layer="layout" svg:width="0.06cm" svg:height="0.437cm" svg:x="12.981cm" svg:y="9.18cm" svg:viewBox="0 0 61 438" svg:d="M0 437c1-145 1-291 2-437 19 0 39 0 59 0-1 146-1 292-2 438-20 0-39 0-59-1z">
            <text:p/>
          </draw:path>
          <draw:path draw:style-name="gr6" draw:text-style-name="P4" draw:layer="layout" svg:width="0.376cm" svg:height="0.437cm" svg:x="13.152cm" svg:y="9.181cm" svg:viewBox="0 0 377 438" svg:d="M377 216c0 36-6 68-17 96s-26 51-45 70c-19 18-42 32-68 42-26 9-54 14-84 14l-163-1 2-437 144 1c34 0 65 4 93 12 29 9 53 22 73 40 21 17 37 39 48 66s17 59 17 97zM317 215c1-29-4-54-12-76-8-21-20-38-35-51-16-14-34-24-55-30-22-7-45-10-70-10h-84l-2 342 98 1c23 0 44-4 64-11 19-8 36-19 50-33 15-15 26-33 34-55s12-48 12-77z">
            <text:p/>
          </draw:path>
        </draw:g>
        <draw:line draw:style-name="gr2" draw:text-style-name="P1" draw:layer="layout" svg:x1="1.46cm" svg:y1="6.022cm" svg:x2="19.281cm" svg:y2="5.991cm">
          <text:p/>
        </draw:line>
        <draw:line draw:style-name="gr2" draw:text-style-name="P1" draw:layer="layout" svg:x1="19.342cm" svg:y1="7.562cm" svg:x2="20.893cm" svg:y2="7.562cm">
          <text:p/>
        </draw:line>
        <draw:line draw:style-name="gr2" draw:text-style-name="P1" draw:layer="layout" svg:x1="20.893cm" svg:y1="9.103cm" svg:x2="22.444cm" svg:y2="9.103cm">
          <text:p/>
        </draw:line>
        <draw:line draw:style-name="gr2" draw:text-style-name="P1" draw:layer="layout" svg:x1="22.444cm" svg:y1="10.644cm" svg:x2="23.995cm" svg:y2="10.644cm">
          <text:p/>
        </draw:line>
        <draw:line draw:style-name="gr2" draw:text-style-name="P1" draw:layer="layout" svg:x1="23.995cm" svg:y1="12.185cm" svg:x2="25.546cm" svg:y2="12.185cm">
          <text:p/>
        </draw:line>
        <draw:line draw:style-name="gr2" draw:text-style-name="P1" draw:layer="layout" svg:x1="19.343cm" svg:y1="7.562cm" svg:x2="19.281cm" svg:y2="6.021cm">
          <text:p/>
        </draw:line>
        <draw:line draw:style-name="gr2" draw:text-style-name="P1" draw:layer="layout" svg:x1="20.955cm" svg:y1="9.103cm" svg:x2="20.893cm" svg:y2="7.562cm">
          <text:p/>
        </draw:line>
        <draw:line draw:style-name="gr2" draw:text-style-name="P1" draw:layer="layout" svg:x1="22.444cm" svg:y1="10.644cm" svg:x2="22.382cm" svg:y2="9.103cm">
          <text:p/>
        </draw:line>
        <draw:line draw:style-name="gr2" draw:text-style-name="P1" draw:layer="layout" svg:x1="23.995cm" svg:y1="12.185cm" svg:x2="23.933cm" svg:y2="10.644cm">
          <text:p/>
        </draw:line>
        <draw:frame draw:style-name="gr3" draw:text-style-name="P2" draw:layer="layout" svg:width="3.283cm" svg:height="0.962cm" svg:x="1.855cm" svg:y="6.538cm">
          <draw:text-box>
            <text:p>basement</text:p>
          </draw:text-box>
        </draw:frame>
        <draw:frame presentation:style-name="pr1" draw:layer="layout" svg:width="25.199cm" svg:height="2.629cm" svg:x="1.4cm" svg:y="0.628cm" presentation:class="title">
          <draw:text-box>
            <text:p>First Trip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1">
          <draw:page-thumbnail draw:style-name="gr4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 (3)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3.525cm" svg:height="2.025cm" svg:x="16.393cm" svg:y="8.839cm">
          <draw:image xlink:href="Pictures/100036FC00000DC6000007EA6DFB2B372D693581.svg" xlink:type="simple" xlink:show="embed" xlink:actuate="onLoad" loext:mime-type="image/svg+xml">
            <text:p/>
          </draw:image>
          <draw:image xlink:href="Pictures/10000201000000850000004DC1E6FBB6D4EDA790.png" xlink:type="simple" xlink:show="embed" xlink:actuate="onLoad" loext:mime-type="image/png"/>
        </draw:frame>
        <draw:frame draw:style-name="gr1" draw:text-style-name="P1" draw:layer="layout" svg:width="2.558cm" svg:height="2.558cm" svg:x="5.926cm" svg:y="8.664cm">
          <draw:image xlink:href="Pictures/1000115600000D5500000D55D0B595ABC4F9E028.svg" xlink:type="simple" xlink:show="embed" xlink:actuate="onLoad" loext:mime-type="image/svg+xml">
            <text:p/>
          </draw:image>
          <draw:image xlink:href="Pictures/100002010000008100000081B871CD22000BDA70.png" xlink:type="simple" xlink:show="embed" xlink:actuate="onLoad" loext:mime-type="image/png"/>
        </draw:frame>
        <draw:line draw:style-name="gr7" draw:text-style-name="P1" xml:id="id26" draw:id="id26" draw:layer="layout" svg:x1="8.484cm" svg:y1="10.583cm" svg:x2="16.696cm" svg:y2="10.614cm">
          <text:p text:style-name="P5">QRcode</text:p>
          <text:p text:style-name="P5">scan</text:p>
        </draw:line>
        <draw:g xml:id="id25" draw:id="id25">
          <draw:path draw:style-name="gr5" draw:text-style-name="P1" draw:layer="layout" svg:width="8.211cm" svg:height="0cm" draw:transform="rotate (-0.00383972435438842) translate (8.48400204260332cm 9.02446803648101cm)" svg:viewBox="0 0 8212 1" svg:d="M0 1c2737-1 5475-1 8212-1">
            <text:p/>
          </draw:path>
          <draw:path draw:style-name="gr6" draw:text-style-name="P4" draw:layer="layout" svg:width="0.376cm" svg:height="0.437cm" svg:x="11.887cm" svg:y="8.465cm" svg:viewBox="0 0 377 438" svg:d="M309 438l-113-182h-136l-1 181h-59l2-437 205 1c25 0 47 3 66 9 19 5 35 14 48 24 13 11 23 24 30 40 7 15 10 33 10 52 0 14-2 28-6 41-4 14-11 26-20 37-8 11-19 21-33 29-13 8-29 13-48 17l123 188zM301 127c0-14-2-25-6-35-5-9-11-18-20-24-9-7-19-12-32-15-12-3-26-5-42-5h-140l-1 161h143c17 0 32-2 44-6s23-10 31-17c8-8 14-16 17-26 4-11 6-22 6-33z">
            <text:p/>
          </draw:path>
          <draw:path draw:style-name="gr6" draw:text-style-name="P4" draw:layer="layout" svg:width="0.297cm" svg:height="0.347cm" svg:x="12.32cm" svg:y="8.563cm" svg:viewBox="0 0 298 348" svg:d="M59 186c-1 17 1 34 5 48 3 15 9 28 16 38 8 11 18 19 29 25 12 6 26 9 43 9 24 0 43-4 58-14s24-22 30-37l49 14c-4 10-9 19-15 28-7 10-15 18-26 26-10 7-23 13-39 18s-35 7-57 7c-50 0-88-15-114-45-25-29-38-73-38-132 0-31 4-58 12-79 8-22 19-40 33-54 13-13 29-23 47-29 19-6 38-9 59-9 28 0 51 5 70 14s34 22 46 38c11 16 19 35 24 57 5 21 7 45 7 70v8zM240 144c-3-36-11-62-26-78s-36-25-64-25c-10 0-19 2-30 5-10 3-19 8-28 16-9 7-16 18-22 31s-10 30-11 50z">
            <text:p/>
          </draw:path>
          <draw:path draw:style-name="gr6" draw:text-style-name="P4" draw:layer="layout" svg:width="0.325cm" svg:height="0.347cm" svg:x="12.671cm" svg:y="8.564cm" svg:viewBox="0 0 326 348" svg:d="M101 348c-34 0-59-9-76-27s-25-42-25-73c0-23 4-41 13-55 8-14 19-25 33-33 13-8 29-14 46-17 18-3 35-4 53-5l76-1v-18c0-14-2-26-5-35-2-10-7-18-13-24s-13-10-22-13-20-4-32-4c-11-1-20 0-29 2-9 1-16 4-23 8-6 4-11 9-15 16s-7 16-8 27l-59-6c3-13 7-25 12-36 6-11 14-21 25-29s24-14 40-19c16-4 36-6 58-6 43 0 74 10 95 29 22 20 32 48 32 84v145c-1 17 2 29 6 37 4 9 12 13 25 13 3 0 6 0 9-1 3 0 6 0 9-1v35c-7 1-14 3-21 3-7 1-14 2-22 2-11-1-20-2-27-5-8-3-14-7-19-13-5-5-8-12-11-21-2-8-4-18-4-29h-2c-6 11-13 20-20 29s-15 16-25 22c-9 6-20 11-32 14s-26 5-42 5zM114 306c18 0 33-3 47-10 13-6 24-14 33-24s15-21 20-33c4-12 6-23 6-34v-28h-61c-13 0-26 1-39 3-12 1-23 5-32 10s-17 12-22 22c-6 9-9 21-9 36 0 19 5 33 15 43s24 15 42 15z">
            <text:p/>
          </draw:path>
          <draw:path draw:style-name="gr6" draw:text-style-name="P4" draw:layer="layout" svg:width="0.284cm" svg:height="0.466cm" svg:x="13.022cm" svg:y="8.448cm" svg:viewBox="0 0 285 467" svg:d="M227 407c-10 21-24 37-41 46s-38 14-63 14c-43-1-74-15-94-44-19-28-29-72-29-129 0-118 42-176 124-176 25 0 47 5 64 15 16 9 30 24 40 44h1c0-2 0-5 0-10 0-4 0-9 0-14-1-5-1-9-1-14 0-4 1-7 1-9v-130h56l-2 392c0 8 0 16 0 23 0 8 1 14 1 21 0 6 0 11 0 16 1 4 1 7 1 9h-53c-1-2-1-5-1-9-1-4-1-8-1-13-1-5-1-10-1-16 0-5 0-11 0-16zM59 292c0 23 1 43 4 60 3 16 7 30 14 40 6 11 14 19 24 24s22 7 36 8c15 0 28-3 39-7 11-5 21-13 28-23 8-11 14-25 18-42s6-38 6-63c0-24-2-44-6-61-4-16-9-29-17-40-8-10-17-17-28-22-11-4-24-6-38-6s-26 2-36 7c-10 4-18 12-24 23-7 10-12 24-15 41-4 16-5 37-5 61z">
            <text:p/>
          </draw:path>
          <draw:path draw:style-name="gr6" draw:text-style-name="P4" draw:layer="layout" svg:width="0.06cm" svg:height="0.437cm" svg:x="11.677cm" svg:y="9.176cm" svg:viewBox="0 0 61 438" svg:d="M0 437c1-145 1-291 2-437 19 0 39 0 59 0-1 146-1 292-2 438-20 0-39 0-59-1z">
            <text:p/>
          </draw:path>
          <draw:path draw:style-name="gr6" draw:text-style-name="P4" draw:layer="layout" svg:width="0.376cm" svg:height="0.437cm" svg:x="11.848cm" svg:y="9.176cm" svg:viewBox="0 0 377 438" svg:d="M377 216c0 36-6 68-17 96s-26 51-45 70c-19 18-42 32-68 42-26 9-54 14-84 14l-163-1 2-437 144 1c34 0 65 4 93 12 29 9 53 22 73 40 21 17 37 39 48 66s17 59 17 97zM317 215c1-29-4-54-12-76-8-21-20-38-35-51-16-14-34-24-55-30-22-7-45-10-70-10h-84l-2 342 98 1c23 0 44-4 64-11 19-8 36-19 50-33 15-15 26-33 34-55s12-48 12-77z">
            <text:p/>
          </draw:path>
          <draw:path draw:style-name="gr6" draw:text-style-name="P4" draw:layer="layout" svg:width="0.297cm" svg:height="0.347cm" svg:x="12.281cm" svg:y="9.274cm" svg:viewBox="0 0 298 348" svg:d="M59 186c-1 17 1 34 5 48 3 15 9 28 16 38 8 11 18 19 29 25 12 6 26 9 43 9 24 0 43-4 58-14s24-22 30-37l49 14c-4 10-9 19-15 28-7 10-15 18-26 26-10 7-23 13-39 18s-35 7-57 7c-50 0-88-15-114-45-25-29-38-73-38-132 0-31 4-58 12-79 8-22 19-40 33-54 13-13 29-23 47-29 19-6 38-9 59-9 28 0 51 5 70 14s34 22 46 38c11 16 19 35 24 57 5 21 7 45 7 70v8zM240 144c-3-36-11-62-26-78s-36-25-64-25c-10 0-19 2-30 5-10 3-19 8-28 16-9 7-16 18-22 31s-10 30-11 50z">
            <text:p/>
          </draw:path>
          <draw:path draw:style-name="gr6" draw:text-style-name="P4" draw:layer="layout" svg:width="0.312cm" svg:height="0.336cm" svg:x="12.608cm" svg:y="9.281cm" svg:viewBox="0 0 313 337" svg:d="M187 337l-66-1-121-336h60l73 219c1 5 3 10 5 17 1 6 3 13 6 20 2 7 3 14 5 20 2 7 3 12 5 17 1-5 2-10 4-16 2-7 5-14 7-20 2-7 4-14 6-20 2-7 4-13 6-17l77-219h59z">
            <text:p/>
          </draw:path>
          <draw:path draw:style-name="gr6" draw:text-style-name="P4" draw:layer="layout" svg:width="0.06cm" svg:height="0.437cm" svg:x="12.981cm" svg:y="9.18cm" svg:viewBox="0 0 61 438" svg:d="M0 437c1-145 1-291 2-437 19 0 39 0 59 0-1 146-1 292-2 438-20 0-39 0-59-1z">
            <text:p/>
          </draw:path>
          <draw:path draw:style-name="gr6" draw:text-style-name="P4" draw:layer="layout" svg:width="0.376cm" svg:height="0.437cm" svg:x="13.152cm" svg:y="9.181cm" svg:viewBox="0 0 377 438" svg:d="M377 216c0 36-6 68-17 96s-26 51-45 70c-19 18-42 32-68 42-26 9-54 14-84 14l-163-1 2-437 144 1c34 0 65 4 93 12 29 9 53 22 73 40 21 17 37 39 48 66s17 59 17 97zM317 215c1-29-4-54-12-76-8-21-20-38-35-51-16-14-34-24-55-30-22-7-45-10-70-10h-84l-2 342 98 1c23 0 44-4 64-11 19-8 36-19 50-33 15-15 26-33 34-55s12-48 12-77z">
            <text:p/>
          </draw:path>
        </draw:g>
        <draw:line draw:style-name="gr2" draw:text-style-name="P1" draw:layer="layout" svg:x1="1.46cm" svg:y1="6.022cm" svg:x2="19.281cm" svg:y2="5.991cm">
          <text:p/>
        </draw:line>
        <draw:line draw:style-name="gr2" draw:text-style-name="P1" draw:layer="layout" svg:x1="19.342cm" svg:y1="7.562cm" svg:x2="20.893cm" svg:y2="7.562cm">
          <text:p/>
        </draw:line>
        <draw:line draw:style-name="gr2" draw:text-style-name="P1" draw:layer="layout" svg:x1="20.893cm" svg:y1="9.103cm" svg:x2="22.444cm" svg:y2="9.103cm">
          <text:p/>
        </draw:line>
        <draw:line draw:style-name="gr2" draw:text-style-name="P1" draw:layer="layout" svg:x1="22.444cm" svg:y1="10.644cm" svg:x2="23.995cm" svg:y2="10.644cm">
          <text:p/>
        </draw:line>
        <draw:line draw:style-name="gr2" draw:text-style-name="P1" draw:layer="layout" svg:x1="23.995cm" svg:y1="12.185cm" svg:x2="25.546cm" svg:y2="12.185cm">
          <text:p/>
        </draw:line>
        <draw:line draw:style-name="gr2" draw:text-style-name="P1" draw:layer="layout" svg:x1="19.343cm" svg:y1="7.562cm" svg:x2="19.281cm" svg:y2="6.021cm">
          <text:p/>
        </draw:line>
        <draw:line draw:style-name="gr2" draw:text-style-name="P1" draw:layer="layout" svg:x1="20.955cm" svg:y1="9.103cm" svg:x2="20.893cm" svg:y2="7.562cm">
          <text:p/>
        </draw:line>
        <draw:line draw:style-name="gr2" draw:text-style-name="P1" draw:layer="layout" svg:x1="22.444cm" svg:y1="10.644cm" svg:x2="22.382cm" svg:y2="9.103cm">
          <text:p/>
        </draw:line>
        <draw:line draw:style-name="gr2" draw:text-style-name="P1" draw:layer="layout" svg:x1="23.995cm" svg:y1="12.185cm" svg:x2="23.933cm" svg:y2="10.644cm">
          <text:p/>
        </draw:line>
        <draw:frame draw:style-name="gr3" draw:text-style-name="P2" draw:layer="layout" svg:width="3.283cm" svg:height="0.962cm" svg:x="1.855cm" svg:y="6.538cm">
          <draw:text-box>
            <text:p>basement</text:p>
          </draw:text-box>
        </draw:frame>
        <draw:frame presentation:style-name="pr1" draw:layer="layout" svg:width="25.199cm" svg:height="2.629cm" svg:x="1.4cm" svg:y="0.628cm" presentation:class="title">
          <draw:text-box>
            <text:p>First Trip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1">
          <draw:page-thumbnail draw:style-name="gr4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 (4)" draw:style-name="dp1" draw:master-page-name="Default" presentation:presentation-page-layout-name="AL1T19">
        <office:forms form:automatic-focus="false" form:apply-design-mode="false"/>
        <draw:frame draw:style-name="gr1" draw:text-style-name="P1" xml:id="id1" draw:id="id1" draw:layer="layout" svg:width="3.525cm" svg:height="2.025cm" svg:x="16.393cm" svg:y="8.839cm">
          <draw:image xlink:href="Pictures/100036FC00000DC6000007EA6DFB2B372D693581.svg" xlink:type="simple" xlink:show="embed" xlink:actuate="onLoad" loext:mime-type="image/svg+xml">
            <text:p/>
          </draw:image>
          <draw:image xlink:href="Pictures/10000201000000850000004DC1E6FBB6D4EDA790.png" xlink:type="simple" xlink:show="embed" xlink:actuate="onLoad" loext:mime-type="image/png"/>
        </draw:frame>
        <draw:frame draw:style-name="gr1" draw:text-style-name="P1" xml:id="id2" draw:id="id2" draw:layer="layout" svg:width="2.558cm" svg:height="2.558cm" svg:x="5.926cm" svg:y="8.664cm">
          <draw:image xlink:href="Pictures/1000115600000D5500000D55D0B595ABC4F9E028.svg" xlink:type="simple" xlink:show="embed" xlink:actuate="onLoad" loext:mime-type="image/svg+xml">
            <text:p/>
          </draw:image>
          <draw:image xlink:href="Pictures/100002010000008100000081B871CD22000BDA70.png" xlink:type="simple" xlink:show="embed" xlink:actuate="onLoad" loext:mime-type="image/png"/>
        </draw:frame>
        <draw:connector draw:style-name="gr7" draw:text-style-name="P1" xml:id="id34" draw:id="id34" draw:layer="layout" draw:type="curve" draw:line-skew="-0.711cm" svg:x1="18.155cm" svg:y1="8.839cm" svg:x2="7.205cm" svg:y2="8.664cm" draw:start-shape="id1" draw:start-glue-point="0" draw:end-shape="id2" draw:end-glue-point="0" svg:d="M18155 8839c0-2079-10950-1991-10950-175" svg:viewBox="0 0 10951 1549">
          <text:p text:style-name="P5">Agent-signed</text:p>
          <text:p text:style-name="P5">data</text:p>
        </draw:connector>
        <draw:g xml:id="id35" draw:id="id35">
          <draw:custom-shape draw:style-name="gr8" draw:text-style-name="P6" draw:layer="layout" svg:width="3.437cm" svg:height="1.582cm" svg:x="10.735cm" svg:y="11.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2.908cm" svg:height="1.224cm" svg:x="11.064cm" svg:y="11.98cm">
            <text:p text:style-name="P7"><text:span text:style-name="T1">S</text:span><text:span text:style-name="T1">N</text:span><text:span text:style-name="T1">:</text:span><text:span text:style-name="T1"> </text:span><text:span text:style-name="T1">1</text:span><text:span text:style-name="T1">2</text:span><text:span text:style-name="T1">3</text:span><text:span text:style-name="T1">4</text:span></text:p>
            <text:p text:style-name="P7"><text:span text:style-name="T1">2</text:span><text:span text:style-name="T1">0</text:span><text:span text:style-name="T1">2</text:span><text:span text:style-name="T1">1</text:span><text:span text:style-name="T1">-</text:span><text:span text:style-name="T1">0</text:span><text:span text:style-name="T1">4</text:span><text:span text:style-name="T1">-</text:span><text:span text:style-name="T1">1</text:span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" draw:text-style-name="P1" draw:layer="layout" svg:x1="1.46cm" svg:y1="6.022cm" svg:x2="19.281cm" svg:y2="5.991cm">
          <text:p/>
        </draw:line>
        <draw:line draw:style-name="gr2" draw:text-style-name="P1" draw:layer="layout" svg:x1="19.342cm" svg:y1="7.562cm" svg:x2="20.893cm" svg:y2="7.562cm">
          <text:p/>
        </draw:line>
        <draw:line draw:style-name="gr2" draw:text-style-name="P1" draw:layer="layout" svg:x1="20.893cm" svg:y1="9.103cm" svg:x2="22.444cm" svg:y2="9.103cm">
          <text:p/>
        </draw:line>
        <draw:line draw:style-name="gr2" draw:text-style-name="P1" draw:layer="layout" svg:x1="22.444cm" svg:y1="10.644cm" svg:x2="23.995cm" svg:y2="10.644cm">
          <text:p/>
        </draw:line>
        <draw:line draw:style-name="gr2" draw:text-style-name="P1" draw:layer="layout" svg:x1="23.995cm" svg:y1="12.185cm" svg:x2="25.546cm" svg:y2="12.185cm">
          <text:p/>
        </draw:line>
        <draw:line draw:style-name="gr2" draw:text-style-name="P1" draw:layer="layout" svg:x1="19.343cm" svg:y1="7.562cm" svg:x2="19.281cm" svg:y2="6.021cm">
          <text:p/>
        </draw:line>
        <draw:line draw:style-name="gr2" draw:text-style-name="P1" draw:layer="layout" svg:x1="20.955cm" svg:y1="9.103cm" svg:x2="20.893cm" svg:y2="7.562cm">
          <text:p/>
        </draw:line>
        <draw:line draw:style-name="gr2" draw:text-style-name="P1" draw:layer="layout" svg:x1="22.444cm" svg:y1="10.644cm" svg:x2="22.382cm" svg:y2="9.103cm">
          <text:p/>
        </draw:line>
        <draw:line draw:style-name="gr2" draw:text-style-name="P1" draw:layer="layout" svg:x1="23.995cm" svg:y1="12.185cm" svg:x2="23.933cm" svg:y2="10.644cm">
          <text:p/>
        </draw:line>
        <draw:frame draw:style-name="gr3" draw:text-style-name="P2" draw:layer="layout" svg:width="3.283cm" svg:height="0.962cm" svg:x="1.855cm" svg:y="6.538cm">
          <draw:text-box>
            <text:p>basement</text:p>
          </draw:text-box>
        </draw:frame>
        <draw:frame presentation:style-name="pr1" draw:layer="layout" svg:width="25.199cm" svg:height="2.629cm" svg:x="1.4cm" svg:y="0.628cm" presentation:class="title">
          <draw:text-box>
            <text:p>First Trip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1">
          <draw:page-thumbnail draw:style-name="gr4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 (5)" draw:style-name="dp1" draw:master-page-name="Default" presentation:presentation-page-layout-name="AL1T19">
        <office:forms form:automatic-focus="false" form:apply-design-mode="false"/>
        <draw:frame draw:style-name="gr1" draw:text-style-name="P1" xml:id="id4" draw:id="id4" draw:layer="layout" svg:width="3.525cm" svg:height="2.025cm" svg:x="16.393cm" svg:y="8.839cm">
          <draw:image xlink:href="Pictures/100036FC00000DC6000007EA6DFB2B372D693581.svg" xlink:type="simple" xlink:show="embed" xlink:actuate="onLoad" loext:mime-type="image/svg+xml">
            <text:p/>
          </draw:image>
          <draw:image xlink:href="Pictures/10000201000000850000004DC1E6FBB6D4EDA790.png" xlink:type="simple" xlink:show="embed" xlink:actuate="onLoad" loext:mime-type="image/png"/>
        </draw:frame>
        <draw:frame draw:style-name="gr1" draw:text-style-name="P1" xml:id="id3" draw:id="id3" draw:layer="layout" svg:width="2.558cm" svg:height="2.558cm" svg:x="5.926cm" svg:y="8.664cm">
          <draw:image xlink:href="Pictures/1000115600000D5500000D55D0B595ABC4F9E028.svg" xlink:type="simple" xlink:show="embed" xlink:actuate="onLoad" loext:mime-type="image/svg+xml">
            <text:p/>
          </draw:image>
          <draw:image xlink:href="Pictures/100002010000008100000081B871CD22000BDA70.png" xlink:type="simple" xlink:show="embed" xlink:actuate="onLoad" loext:mime-type="image/png"/>
        </draw:frame>
        <draw:connector draw:style-name="gr5" draw:text-style-name="P1" xml:id="id43" draw:id="id43" draw:layer="layout" draw:type="curve" draw:line-skew="1.806cm" svg:x1="7.205cm" svg:y1="11.222cm" svg:x2="18.155cm" svg:y2="10.864cm" draw:start-shape="id3" draw:start-glue-point="2" draw:end-shape="id4" draw:end-glue-point="2" svg:d="M7205 11222c0 3459 10950 3638 10950-358" svg:viewBox="0 0 10951 2976">
          <text:p/>
        </draw:connector>
        <draw:g xml:id="id44" draw:id="id44">
          <draw:g>
            <draw:custom-shape draw:style-name="gr10" draw:text-style-name="P9" draw:layer="layout" svg:width="2.398cm" svg:height="2.585cm" svg:x="5.193cm" svg:y="12.56cm">
              <text:p/>
              <draw:enhanced-geometry svg:viewBox="0 0 21600 21600" draw:type="rectangle" draw:enhanced-path="M 0 0 L 21600 0 21600 21600 0 21600 0 0 Z N"/>
            </draw:custom-shape>
            <draw:frame draw:style-name="gr11" draw:text-style-name="P10" draw:layer="layout" svg:width="3.411cm" svg:height="2.027cm" svg:x="5.079cm" svg:y="12.418cm">
              <draw:text-box>
                <text:p><text:span text:style-name="T2">Voucher</text:span></text:p>
                <text:p><text:span text:style-name="T2">Request</text:span></text:p>
                <text:p><text:span text:style-name="T2"/></text:p>
                <text:p><text:span text:style-name="T2">SN: 1234</text:span></text:p>
                <text:p><text:span text:style-name="T2">Assertion: </text:span></text:p>
                <text:p><text:span text:style-name="T2">agent-proximity</text:span></text:p>
              </draw:text-box>
            </draw:frame>
          </draw:g>
          <draw:g>
            <draw:custom-shape draw:style-name="gr12" draw:text-style-name="P6" draw:layer="layout" svg:width="1.399cm" svg:height="0.789cm" svg:x="6.312cm" svg:y="14.3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8" draw:layer="layout" svg:width="1.184cm" svg:height="0.61cm" svg:x="6.446cm" svg:y="14.447cm">
              <text:p text:style-name="P7"><text:span text:style-name="T1">S</text:span><text:span text:style-name="T1">N</text:span><text:span text:style-name="T1">:</text:span><text:span text:style-name="T1"> </text:span><text:span text:style-name="T1">1</text:span><text:span text:style-name="T1">2</text:span><text:span text:style-name="T1">3</text:span><text:span text:style-name="T1">4</text:span></text:p>
              <text:p text:style-name="P7"><text:span text:style-name="T1">2</text:span><text:span text:style-name="T1">0</text:span><text:span text:style-name="T1">2</text:span><text:span text:style-name="T1">1</text:span><text:span text:style-name="T1">-</text:span><text:span text:style-name="T1">0</text:span><text:span text:style-name="T1">4</text:span><text:span text:style-name="T1">-</text:span><text:span text:style-name="T1">1</text:span><text:span text:style-name="T1">6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2" draw:text-style-name="P1" draw:layer="layout" svg:x1="1.46cm" svg:y1="6.022cm" svg:x2="19.281cm" svg:y2="5.991cm">
          <text:p/>
        </draw:line>
        <draw:line draw:style-name="gr2" draw:text-style-name="P1" draw:layer="layout" svg:x1="19.342cm" svg:y1="7.562cm" svg:x2="20.893cm" svg:y2="7.562cm">
          <text:p/>
        </draw:line>
        <draw:line draw:style-name="gr2" draw:text-style-name="P1" draw:layer="layout" svg:x1="20.893cm" svg:y1="9.103cm" svg:x2="22.444cm" svg:y2="9.103cm">
          <text:p/>
        </draw:line>
        <draw:line draw:style-name="gr2" draw:text-style-name="P1" draw:layer="layout" svg:x1="22.444cm" svg:y1="10.644cm" svg:x2="23.995cm" svg:y2="10.644cm">
          <text:p/>
        </draw:line>
        <draw:line draw:style-name="gr2" draw:text-style-name="P1" draw:layer="layout" svg:x1="23.995cm" svg:y1="12.185cm" svg:x2="25.546cm" svg:y2="12.185cm">
          <text:p/>
        </draw:line>
        <draw:line draw:style-name="gr2" draw:text-style-name="P1" draw:layer="layout" svg:x1="19.343cm" svg:y1="7.562cm" svg:x2="19.281cm" svg:y2="6.021cm">
          <text:p/>
        </draw:line>
        <draw:line draw:style-name="gr2" draw:text-style-name="P1" draw:layer="layout" svg:x1="20.955cm" svg:y1="9.103cm" svg:x2="20.893cm" svg:y2="7.562cm">
          <text:p/>
        </draw:line>
        <draw:line draw:style-name="gr2" draw:text-style-name="P1" draw:layer="layout" svg:x1="22.444cm" svg:y1="10.644cm" svg:x2="22.382cm" svg:y2="9.103cm">
          <text:p/>
        </draw:line>
        <draw:line draw:style-name="gr2" draw:text-style-name="P1" draw:layer="layout" svg:x1="23.995cm" svg:y1="12.185cm" svg:x2="23.933cm" svg:y2="10.644cm">
          <text:p/>
        </draw:line>
        <draw:frame draw:style-name="gr3" draw:text-style-name="P2" draw:layer="layout" svg:width="3.283cm" svg:height="0.962cm" svg:x="1.855cm" svg:y="6.538cm">
          <draw:text-box>
            <text:p>basement</text:p>
          </draw:text-box>
        </draw:frame>
        <draw:frame presentation:style-name="pr1" draw:layer="layout" svg:width="25.199cm" svg:height="2.629cm" svg:x="1.4cm" svg:y="0.628cm" presentation:class="title">
          <draw:text-box>
            <text:p>First Trip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1">
          <draw:page-thumbnail draw:style-name="gr4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 (6)" draw:style-name="dp1" draw:master-page-name="Default" presentation:presentation-page-layout-name="AL1T19">
        <office:forms form:automatic-focus="false" form:apply-design-mode="false"/>
        <draw:frame draw:style-name="gr1" draw:text-style-name="P1" xml:id="id6" draw:id="id6" draw:layer="layout" svg:width="3.525cm" svg:height="2.025cm" svg:x="16.393cm" svg:y="8.839cm">
          <draw:image xlink:href="Pictures/100036FC00000DC6000007EA6DFB2B372D693581.svg" xlink:type="simple" xlink:show="embed" xlink:actuate="onLoad" loext:mime-type="image/svg+xml">
            <text:p/>
          </draw:image>
          <draw:image xlink:href="Pictures/10000201000000850000004DC1E6FBB6D4EDA790.png" xlink:type="simple" xlink:show="embed" xlink:actuate="onLoad" loext:mime-type="image/png"/>
        </draw:frame>
        <draw:frame draw:style-name="gr1" draw:text-style-name="P1" xml:id="id5" draw:id="id5" draw:layer="layout" svg:width="2.558cm" svg:height="2.558cm" svg:x="5.926cm" svg:y="8.664cm">
          <draw:image xlink:href="Pictures/1000115600000D5500000D55D0B595ABC4F9E028.svg" xlink:type="simple" xlink:show="embed" xlink:actuate="onLoad" loext:mime-type="image/svg+xml">
            <text:p/>
          </draw:image>
          <draw:image xlink:href="Pictures/100002010000008100000081B871CD22000BDA70.png" xlink:type="simple" xlink:show="embed" xlink:actuate="onLoad" loext:mime-type="image/png"/>
        </draw:frame>
        <draw:connector draw:style-name="gr5" draw:text-style-name="P1" xml:id="id50" draw:id="id50" draw:layer="layout" draw:type="curve" draw:line-skew="1.806cm" svg:x1="7.205cm" svg:y1="11.222cm" svg:x2="18.155cm" svg:y2="10.864cm" draw:start-shape="id5" draw:start-glue-point="2" draw:end-shape="id6" draw:end-glue-point="2" svg:d="M7205 11222c0 3459 10950 3638 10950-358" svg:viewBox="0 0 10951 2976">
          <text:p/>
        </draw:connector>
        <draw:g xml:id="id51" draw:id="id51">
          <draw:g>
            <draw:custom-shape draw:style-name="gr10" draw:text-style-name="P9" draw:layer="layout" svg:width="2.398cm" svg:height="2.585cm" svg:x="5.193cm" svg:y="12.56cm">
              <text:p/>
              <draw:enhanced-geometry svg:viewBox="0 0 21600 21600" draw:type="rectangle" draw:enhanced-path="M 0 0 L 21600 0 21600 21600 0 21600 0 0 Z N"/>
            </draw:custom-shape>
            <draw:frame draw:style-name="gr11" draw:text-style-name="P10" draw:layer="layout" svg:width="3.411cm" svg:height="2.027cm" svg:x="5.079cm" svg:y="12.418cm">
              <draw:text-box>
                <text:p><text:span text:style-name="T2">Voucher</text:span></text:p>
                <text:p><text:span text:style-name="T2">Request</text:span></text:p>
                <text:p><text:span text:style-name="T2"/></text:p>
                <text:p><text:span text:style-name="T2">SN: 1234</text:span></text:p>
                <text:p><text:span text:style-name="T2">Assertion: </text:span></text:p>
                <text:p><text:span text:style-name="T2">agent-proximity</text:span></text:p>
              </draw:text-box>
            </draw:frame>
          </draw:g>
          <draw:g>
            <draw:custom-shape draw:style-name="gr12" draw:text-style-name="P6" draw:layer="layout" svg:width="1.399cm" svg:height="0.789cm" svg:x="6.312cm" svg:y="14.3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8" draw:layer="layout" svg:width="1.184cm" svg:height="0.61cm" svg:x="6.446cm" svg:y="14.447cm">
              <text:p text:style-name="P7"><text:span text:style-name="T1">SN: 1234</text:span></text:p>
              <text:p text:style-name="P7"><text:span text:style-name="T1">2021-04-16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2" draw:text-style-name="P1" draw:layer="layout" svg:x1="1.46cm" svg:y1="6.022cm" svg:x2="19.281cm" svg:y2="5.991cm">
          <text:p/>
        </draw:line>
        <draw:line draw:style-name="gr2" draw:text-style-name="P1" draw:layer="layout" svg:x1="19.342cm" svg:y1="7.562cm" svg:x2="20.893cm" svg:y2="7.562cm">
          <text:p/>
        </draw:line>
        <draw:line draw:style-name="gr2" draw:text-style-name="P1" draw:layer="layout" svg:x1="20.893cm" svg:y1="9.103cm" svg:x2="22.444cm" svg:y2="9.103cm">
          <text:p/>
        </draw:line>
        <draw:line draw:style-name="gr2" draw:text-style-name="P1" draw:layer="layout" svg:x1="22.444cm" svg:y1="10.644cm" svg:x2="23.995cm" svg:y2="10.644cm">
          <text:p/>
        </draw:line>
        <draw:line draw:style-name="gr2" draw:text-style-name="P1" draw:layer="layout" svg:x1="23.995cm" svg:y1="12.185cm" svg:x2="25.546cm" svg:y2="12.185cm">
          <text:p/>
        </draw:line>
        <draw:line draw:style-name="gr2" draw:text-style-name="P1" draw:layer="layout" svg:x1="19.343cm" svg:y1="7.562cm" svg:x2="19.281cm" svg:y2="6.021cm">
          <text:p/>
        </draw:line>
        <draw:line draw:style-name="gr2" draw:text-style-name="P1" draw:layer="layout" svg:x1="20.955cm" svg:y1="9.103cm" svg:x2="20.893cm" svg:y2="7.562cm">
          <text:p/>
        </draw:line>
        <draw:line draw:style-name="gr2" draw:text-style-name="P1" draw:layer="layout" svg:x1="22.444cm" svg:y1="10.644cm" svg:x2="22.382cm" svg:y2="9.103cm">
          <text:p/>
        </draw:line>
        <draw:line draw:style-name="gr2" draw:text-style-name="P1" draw:layer="layout" svg:x1="23.995cm" svg:y1="12.185cm" svg:x2="23.933cm" svg:y2="10.644cm">
          <text:p/>
        </draw:line>
        <draw:line draw:style-name="gr7" draw:text-style-name="P1" xml:id="id52" draw:id="id52" draw:layer="layout" svg:x1="8.484cm" svg:y1="10.285cm" svg:x2="16.696cm" svg:y2="10.316cm">
          <text:p text:style-name="P5">CSR + JWT</text:p>
          <text:p text:style-name="P5">enroll</text:p>
        </draw:line>
        <draw:frame draw:style-name="gr3" draw:text-style-name="P2" draw:layer="layout" svg:width="3.283cm" svg:height="0.962cm" svg:x="1.855cm" svg:y="6.538cm">
          <draw:text-box>
            <text:p>basement</text:p>
          </draw:text-box>
        </draw:frame>
        <draw:frame presentation:style-name="pr1" draw:layer="layout" svg:width="25.199cm" svg:height="2.629cm" svg:x="1.4cm" svg:y="0.628cm" presentation:class="title">
          <draw:text-box>
            <text:p>First Trip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1">
          <draw:page-thumbnail draw:style-name="gr4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 (1)" draw:style-name="dp1" draw:master-page-name="Default">
        <office:forms form:automatic-focus="false" form:apply-design-mode="false"/>
        <draw:frame draw:style-name="gr1" draw:text-style-name="P1" draw:layer="layout" svg:width="3.525cm" svg:height="2.025cm" svg:x="16.393cm" svg:y="9.387cm">
          <draw:image xlink:href="Pictures/100036FC00000DC6000007EA6DFB2B372D693581.svg" xlink:type="simple" xlink:show="embed" xlink:actuate="onLoad" loext:mime-type="image/svg+xml">
            <text:p/>
          </draw:image>
          <draw:image xlink:href="Pictures/10000201000000850000004DC1E6FBB6D4EDA790.png" xlink:type="simple" xlink:show="embed" xlink:actuate="onLoad" loext:mime-type="image/png"/>
        </draw:frame>
        <draw:frame draw:style-name="gr1" draw:text-style-name="P1" draw:layer="layout" svg:width="2.558cm" svg:height="2.558cm" svg:x="5.926cm" svg:y="8.664cm">
          <draw:image xlink:href="Pictures/1000115600000D5500000D55D0B595ABC4F9E028.svg" xlink:type="simple" xlink:show="embed" xlink:actuate="onLoad" loext:mime-type="image/svg+xml">
            <text:p/>
          </draw:image>
          <draw:image xlink:href="Pictures/100002010000008100000081B871CD22000BDA70.png" xlink:type="simple" xlink:show="embed" xlink:actuate="onLoad" loext:mime-type="image/png"/>
        </draw:frame>
        <draw:g>
          <draw:line draw:style-name="gr2" draw:text-style-name="P1" draw:layer="layout" svg:x1="1.155cm" svg:y1="7.876cm" svg:x2="9.701cm" svg:y2="7.846cm">
            <text:p/>
          </draw:line>
          <draw:line draw:style-name="gr2" draw:text-style-name="P1" draw:layer="layout" svg:x1="9.762cm" svg:y1="9.417cm" svg:x2="11.313cm" svg:y2="9.417cm">
            <text:p/>
          </draw:line>
          <draw:line draw:style-name="gr2" draw:text-style-name="P1" draw:layer="layout" svg:x1="11.313cm" svg:y1="10.958cm" svg:x2="12.864cm" svg:y2="10.958cm">
            <text:p/>
          </draw:line>
          <draw:line draw:style-name="gr2" draw:text-style-name="P1" draw:layer="layout" svg:x1="12.864cm" svg:y1="12.499cm" svg:x2="14.415cm" svg:y2="12.499cm">
            <text:p/>
          </draw:line>
          <draw:line draw:style-name="gr2" draw:text-style-name="P1" draw:layer="layout" svg:x1="14.415cm" svg:y1="14.04cm" svg:x2="15.966cm" svg:y2="14.04cm">
            <text:p/>
          </draw:line>
          <draw:line draw:style-name="gr2" draw:text-style-name="P1" draw:layer="layout" svg:x1="9.763cm" svg:y1="9.417cm" svg:x2="9.701cm" svg:y2="7.876cm">
            <text:p/>
          </draw:line>
          <draw:line draw:style-name="gr2" draw:text-style-name="P1" draw:layer="layout" svg:x1="11.375cm" svg:y1="10.958cm" svg:x2="11.313cm" svg:y2="9.417cm">
            <text:p/>
          </draw:line>
          <draw:line draw:style-name="gr2" draw:text-style-name="P1" draw:layer="layout" svg:x1="12.864cm" svg:y1="12.499cm" svg:x2="12.802cm" svg:y2="10.958cm">
            <text:p/>
          </draw:line>
          <draw:line draw:style-name="gr2" draw:text-style-name="P1" draw:layer="layout" svg:x1="14.415cm" svg:y1="14.04cm" svg:x2="14.353cm" svg:y2="12.499cm">
            <text:p/>
          </draw:line>
        </draw:g>
        <draw:frame draw:style-name="gr1" draw:text-style-name="P1" draw:layer="layout" svg:width="2.894cm" svg:height="2.858cm" svg:x="20.097cm" svg:y="2.192cm">
          <draw:image xlink:href="Pictures/10001D2E00008A71000088BDCAC814FED4BE2E99.svg" xlink:type="simple" xlink:show="embed" xlink:actuate="onLoad" loext:mime-type="image/svg+xml">
            <text:p/>
          </draw:image>
          <draw:image xlink:href="Pictures/10000201000002C8000002BF274F9D92F2E82CE3.png" xlink:type="simple" xlink:show="embed" xlink:actuate="onLoad" loext:mime-type="image/png"/>
        </draw:frame>
        <draw:frame draw:style-name="gr1" draw:text-style-name="P1" draw:layer="layout" svg:width="1.722cm" svg:height="1.275cm" svg:x="14.877cm" svg:y="2.16cm">
          <draw:image xlink:href="Pictures/1000000000000FA000000B91E90BC2182EB466E4.jpg" xlink:type="simple" xlink:show="embed" xlink:actuate="onLoad" loext:mime-type="image/jpeg">
            <text:p/>
          </draw:image>
        </draw:frame>
        <draw:frame draw:style-name="gr14" draw:text-style-name="P2" draw:layer="layout" svg:width="3.072cm" svg:height="0.962cm" svg:x="21.896cm" svg:y="1.824cm">
          <draw:text-box>
            <text:p>Registrar</text:p>
          </draw:text-box>
        </draw:frame>
        <draw:frame draw:style-name="gr15" draw:text-style-name="P2" draw:layer="layout" svg:width="2.301cm" svg:height="0.962cm" svg:x="16.599cm" svg:y="1.428cm">
          <draw:text-box>
            <text:p>MASA</text:p>
          </draw:text-box>
        </draw:frame>
        <draw:frame draw:style-name="gr3" draw:text-style-name="P2" draw:layer="layout" svg:width="3.283cm" svg:height="0.962cm" svg:x="1.551cm" svg:y="8.333cm">
          <draw:text-box>
            <text:p>basement</text:p>
          </draw:text-box>
        </draw:frame>
        <draw:frame draw:style-name="gr16" draw:text-style-name="P2" draw:layer="layout" svg:width="2.509cm" svg:height="1.673cm" svg:x="23.326cm" svg:y="7.694cm">
          <draw:text-box>
            <text:p>service</text:p>
            <text:p>truck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 (2)" draw:style-name="dp1" draw:master-page-name="Default">
        <office:forms form:automatic-focus="false" form:apply-design-mode="false"/>
        <draw:frame draw:style-name="gr1" draw:text-style-name="P1" xml:id="id7" draw:id="id7" draw:layer="layout" svg:width="3.525cm" svg:height="2.025cm" svg:x="16.393cm" svg:y="9.387cm">
          <draw:image xlink:href="Pictures/100036FC00000DC6000007EA6DFB2B372D693581.svg" xlink:type="simple" xlink:show="embed" xlink:actuate="onLoad" loext:mime-type="image/svg+xml">
            <text:p/>
          </draw:image>
          <draw:image xlink:href="Pictures/10000201000000850000004DC1E6FBB6D4EDA790.png" xlink:type="simple" xlink:show="embed" xlink:actuate="onLoad" loext:mime-type="image/png"/>
        </draw:frame>
        <draw:frame draw:style-name="gr1" draw:text-style-name="P1" draw:layer="layout" svg:width="2.558cm" svg:height="2.558cm" svg:x="5.926cm" svg:y="8.664cm">
          <draw:image xlink:href="Pictures/1000115600000D5500000D55D0B595ABC4F9E028.svg" xlink:type="simple" xlink:show="embed" xlink:actuate="onLoad" loext:mime-type="image/svg+xml">
            <text:p/>
          </draw:image>
          <draw:image xlink:href="Pictures/100002010000008100000081B871CD22000BDA70.png" xlink:type="simple" xlink:show="embed" xlink:actuate="onLoad" loext:mime-type="image/png"/>
        </draw:frame>
        <draw:g xml:id="id53" draw:id="id53">
          <draw:g>
            <draw:custom-shape draw:style-name="gr10" draw:text-style-name="P9" draw:layer="layout" svg:width="2.398cm" svg:height="2.585cm" svg:x="19.639cm" svg:y="8.333cm">
              <text:p/>
              <draw:enhanced-geometry svg:viewBox="0 0 21600 21600" draw:type="rectangle" draw:enhanced-path="M 0 0 L 21600 0 21600 21600 0 21600 0 0 Z N"/>
            </draw:custom-shape>
            <draw:frame draw:style-name="gr11" draw:text-style-name="P10" draw:layer="layout" svg:width="3.411cm" svg:height="2.027cm" svg:x="19.525cm" svg:y="8.191cm">
              <draw:text-box>
                <text:p><text:span text:style-name="T2">Voucher</text:span></text:p>
                <text:p><text:span text:style-name="T2">Request</text:span></text:p>
                <text:p><text:span text:style-name="T2"/></text:p>
                <text:p><text:span text:style-name="T2">SN: 1234</text:span></text:p>
                <text:p><text:span text:style-name="T2">Assertion: </text:span></text:p>
                <text:p><text:span text:style-name="T2">agent-proximity</text:span></text:p>
              </draw:text-box>
            </draw:frame>
          </draw:g>
          <draw:g>
            <draw:custom-shape draw:style-name="gr12" draw:text-style-name="P6" draw:layer="layout" svg:width="1.399cm" svg:height="0.789cm" svg:x="20.758cm" svg:y="10.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8" draw:layer="layout" svg:width="1.184cm" svg:height="0.61cm" svg:x="20.892cm" svg:y="10.22cm">
              <text:p text:style-name="P7"><text:span text:style-name="T1">SN: 1234</text:span></text:p>
              <text:p text:style-name="P7"><text:span text:style-name="T1">2021-04-16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2" draw:text-style-name="P1" draw:layer="layout" svg:x1="1.155cm" svg:y1="7.876cm" svg:x2="9.701cm" svg:y2="7.846cm">
            <text:p/>
          </draw:line>
          <draw:line draw:style-name="gr2" draw:text-style-name="P1" draw:layer="layout" svg:x1="9.762cm" svg:y1="9.417cm" svg:x2="11.313cm" svg:y2="9.417cm">
            <text:p/>
          </draw:line>
          <draw:line draw:style-name="gr2" draw:text-style-name="P1" draw:layer="layout" svg:x1="11.313cm" svg:y1="10.958cm" svg:x2="12.864cm" svg:y2="10.958cm">
            <text:p/>
          </draw:line>
          <draw:line draw:style-name="gr2" draw:text-style-name="P1" draw:layer="layout" svg:x1="12.864cm" svg:y1="12.499cm" svg:x2="14.415cm" svg:y2="12.499cm">
            <text:p/>
          </draw:line>
          <draw:line draw:style-name="gr2" draw:text-style-name="P1" draw:layer="layout" svg:x1="14.415cm" svg:y1="14.04cm" svg:x2="15.966cm" svg:y2="14.04cm">
            <text:p/>
          </draw:line>
          <draw:line draw:style-name="gr2" draw:text-style-name="P1" draw:layer="layout" svg:x1="9.763cm" svg:y1="9.417cm" svg:x2="9.701cm" svg:y2="7.876cm">
            <text:p/>
          </draw:line>
          <draw:line draw:style-name="gr2" draw:text-style-name="P1" draw:layer="layout" svg:x1="11.375cm" svg:y1="10.958cm" svg:x2="11.313cm" svg:y2="9.417cm">
            <text:p/>
          </draw:line>
          <draw:line draw:style-name="gr2" draw:text-style-name="P1" draw:layer="layout" svg:x1="12.864cm" svg:y1="12.499cm" svg:x2="12.802cm" svg:y2="10.958cm">
            <text:p/>
          </draw:line>
          <draw:line draw:style-name="gr2" draw:text-style-name="P1" draw:layer="layout" svg:x1="14.415cm" svg:y1="14.04cm" svg:x2="14.353cm" svg:y2="12.499cm">
            <text:p/>
          </draw:line>
        </draw:g>
        <draw:frame draw:style-name="gr1" draw:text-style-name="P1" xml:id="id8" draw:id="id8" draw:layer="layout" svg:width="2.894cm" svg:height="2.858cm" svg:x="20.097cm" svg:y="2.192cm">
          <draw:image xlink:href="Pictures/10001D2E00008A71000088BDCAC814FED4BE2E99.svg" xlink:type="simple" xlink:show="embed" xlink:actuate="onLoad" loext:mime-type="image/svg+xml">
            <text:p/>
          </draw:image>
          <draw:image xlink:href="Pictures/10000201000002C8000002BF274F9D92F2E82CE3.png" xlink:type="simple" xlink:show="embed" xlink:actuate="onLoad" loext:mime-type="image/png"/>
        </draw:frame>
        <draw:connector draw:style-name="gr7" draw:text-style-name="P1" xml:id="id54" draw:id="id54" draw:layer="layout" draw:type="curve" svg:x1="18.155cm" svg:y1="9.387cm" svg:x2="21.544cm" svg:y2="5.05cm" draw:start-shape="id7" draw:start-glue-point="0" draw:end-shape="id8" draw:end-glue-point="2" svg:d="M18155 9387c0-3252 3389-1084 3389-4337" svg:viewBox="0 0 3390 4338">
          <text:p text:style-name="P5">TLS</text:p>
        </draw:connector>
        <draw:frame draw:style-name="gr1" draw:text-style-name="P1" draw:layer="layout" svg:width="1.722cm" svg:height="1.275cm" svg:x="14.877cm" svg:y="2.16cm">
          <draw:image xlink:href="Pictures/1000000000000FA000000B91E90BC2182EB466E4.jpg" xlink:type="simple" xlink:show="embed" xlink:actuate="onLoad" loext:mime-type="image/jpeg">
            <text:p/>
          </draw:image>
        </draw:frame>
        <draw:frame draw:style-name="gr14" draw:text-style-name="P2" draw:layer="layout" svg:width="3.072cm" svg:height="0.962cm" svg:x="21.896cm" svg:y="1.824cm">
          <draw:text-box>
            <text:p>Registrar</text:p>
          </draw:text-box>
        </draw:frame>
        <draw:frame draw:style-name="gr15" draw:text-style-name="P2" draw:layer="layout" svg:width="2.301cm" svg:height="0.962cm" svg:x="16.599cm" svg:y="1.428cm">
          <draw:text-box>
            <text:p>MASA</text:p>
          </draw:text-box>
        </draw:frame>
        <draw:frame draw:style-name="gr3" draw:text-style-name="P2" draw:layer="layout" svg:width="3.283cm" svg:height="0.962cm" svg:x="1.551cm" svg:y="8.333cm">
          <draw:text-box>
            <text:p>basement</text:p>
          </draw:text-box>
        </draw:frame>
        <draw:frame draw:style-name="gr16" draw:text-style-name="P2" draw:layer="layout" svg:width="2.509cm" svg:height="1.673cm" svg:x="23.326cm" svg:y="7.694cm">
          <draw:text-box>
            <text:p>service</text:p>
            <text:p>truc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</anim:seq>
        </anim:par>
        <presentation:notes draw:style-name="dp1">
          <draw:page-thumbnail draw:style-name="gr4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 (3)" draw:style-name="dp1" draw:master-page-name="Default">
        <office:forms form:automatic-focus="false" form:apply-design-mode="false"/>
        <draw:frame draw:style-name="gr1" draw:text-style-name="P1" draw:layer="layout" svg:width="3.525cm" svg:height="2.025cm" svg:x="16.393cm" svg:y="9.387cm">
          <draw:image xlink:href="Pictures/100036FC00000DC6000007EA6DFB2B372D693581.svg" xlink:type="simple" xlink:show="embed" xlink:actuate="onLoad" loext:mime-type="image/svg+xml">
            <text:p/>
          </draw:image>
          <draw:image xlink:href="Pictures/10000201000000850000004DC1E6FBB6D4EDA790.png" xlink:type="simple" xlink:show="embed" xlink:actuate="onLoad" loext:mime-type="image/png"/>
        </draw:frame>
        <draw:frame draw:style-name="gr1" draw:text-style-name="P1" draw:layer="layout" svg:width="2.558cm" svg:height="2.558cm" svg:x="5.926cm" svg:y="8.664cm">
          <draw:image xlink:href="Pictures/1000115600000D5500000D55D0B595ABC4F9E028.svg" xlink:type="simple" xlink:show="embed" xlink:actuate="onLoad" loext:mime-type="image/svg+xml">
            <text:p/>
          </draw:image>
          <draw:image xlink:href="Pictures/100002010000008100000081B871CD22000BDA70.png" xlink:type="simple" xlink:show="embed" xlink:actuate="onLoad" loext:mime-type="image/png"/>
        </draw:frame>
        <draw:g>
          <draw:line draw:style-name="gr2" draw:text-style-name="P1" draw:layer="layout" svg:x1="1.155cm" svg:y1="7.876cm" svg:x2="9.701cm" svg:y2="7.846cm">
            <text:p/>
          </draw:line>
          <draw:line draw:style-name="gr2" draw:text-style-name="P1" draw:layer="layout" svg:x1="9.762cm" svg:y1="9.417cm" svg:x2="11.313cm" svg:y2="9.417cm">
            <text:p/>
          </draw:line>
          <draw:line draw:style-name="gr2" draw:text-style-name="P1" draw:layer="layout" svg:x1="11.313cm" svg:y1="10.958cm" svg:x2="12.864cm" svg:y2="10.958cm">
            <text:p/>
          </draw:line>
          <draw:line draw:style-name="gr2" draw:text-style-name="P1" draw:layer="layout" svg:x1="12.864cm" svg:y1="12.499cm" svg:x2="14.415cm" svg:y2="12.499cm">
            <text:p/>
          </draw:line>
          <draw:line draw:style-name="gr2" draw:text-style-name="P1" draw:layer="layout" svg:x1="14.415cm" svg:y1="14.04cm" svg:x2="15.966cm" svg:y2="14.04cm">
            <text:p/>
          </draw:line>
          <draw:line draw:style-name="gr2" draw:text-style-name="P1" draw:layer="layout" svg:x1="9.763cm" svg:y1="9.417cm" svg:x2="9.701cm" svg:y2="7.876cm">
            <text:p/>
          </draw:line>
          <draw:line draw:style-name="gr2" draw:text-style-name="P1" draw:layer="layout" svg:x1="11.375cm" svg:y1="10.958cm" svg:x2="11.313cm" svg:y2="9.417cm">
            <text:p/>
          </draw:line>
          <draw:line draw:style-name="gr2" draw:text-style-name="P1" draw:layer="layout" svg:x1="12.864cm" svg:y1="12.499cm" svg:x2="12.802cm" svg:y2="10.958cm">
            <text:p/>
          </draw:line>
          <draw:line draw:style-name="gr2" draw:text-style-name="P1" draw:layer="layout" svg:x1="14.415cm" svg:y1="14.04cm" svg:x2="14.353cm" svg:y2="12.499cm">
            <text:p/>
          </draw:line>
        </draw:g>
        <draw:frame draw:style-name="gr1" draw:text-style-name="P1" xml:id="id9" draw:id="id9" draw:layer="layout" svg:width="2.894cm" svg:height="2.858cm" svg:x="20.097cm" svg:y="2.192cm">
          <draw:image xlink:href="Pictures/10001D2E00008A71000088BDCAC814FED4BE2E99.svg" xlink:type="simple" xlink:show="embed" xlink:actuate="onLoad" loext:mime-type="image/svg+xml">
            <text:p/>
          </draw:image>
          <draw:image xlink:href="Pictures/10000201000002C8000002BF274F9D92F2E82CE3.png" xlink:type="simple" xlink:show="embed" xlink:actuate="onLoad" loext:mime-type="image/png"/>
        </draw:frame>
        <draw:frame draw:style-name="gr1" draw:text-style-name="P1" xml:id="id10" draw:id="id10" draw:layer="layout" svg:width="1.722cm" svg:height="1.275cm" svg:x="14.877cm" svg:y="2.16cm">
          <draw:image xlink:href="Pictures/1000000000000FA000000B91E90BC2182EB466E4.jpg" xlink:type="simple" xlink:show="embed" xlink:actuate="onLoad" loext:mime-type="image/jpeg">
            <text:p/>
          </draw:image>
        </draw:frame>
        <draw:frame draw:style-name="gr14" draw:text-style-name="P2" draw:layer="layout" svg:width="3.072cm" svg:height="0.962cm" svg:x="21.896cm" svg:y="1.824cm">
          <draw:text-box>
            <text:p>Registrar</text:p>
          </draw:text-box>
        </draw:frame>
        <draw:frame draw:style-name="gr15" draw:text-style-name="P2" draw:layer="layout" svg:width="2.301cm" svg:height="0.962cm" svg:x="16.599cm" svg:y="1.428cm">
          <draw:text-box>
            <text:p>MASA</text:p>
          </draw:text-box>
        </draw:frame>
        <draw:connector draw:style-name="gr5" draw:text-style-name="P1" xml:id="id61" draw:id="id61" draw:layer="layout" draw:type="curve" svg:x1="20.097cm" svg:y1="3.621cm" svg:x2="16.599cm" svg:y2="2.797cm" draw:start-shape="id9" draw:start-glue-point="3" draw:end-shape="id10" draw:end-glue-point="1" svg:d="M20097 3621c-2623 0-875-824-3498-824" svg:viewBox="0 0 3499 825">
          <text:p/>
        </draw:connector>
        <draw:g xml:id="id62" draw:id="id62">
          <draw:custom-shape draw:style-name="gr17" draw:text-style-name="P11" draw:layer="layout" svg:width="3.077cm" svg:height="2.461cm" svg:x="16.599cm" svg:y="3.33cm">
            <text:p/>
            <draw:enhanced-geometry svg:viewBox="0 0 21600 21600" draw:type="rectangle" draw:enhanced-path="M 0 0 L 21600 0 21600 21600 0 21600 0 0 Z N"/>
          </draw:custom-shape>
          <draw:g>
            <draw:g>
              <draw:g>
                <draw:custom-shape draw:style-name="gr18" draw:text-style-name="P9" draw:layer="layout" svg:width="1.706cm" svg:height="1.9cm" svg:x="16.68cm" svg:y="3.769cm">
                  <text:p/>
                  <draw:enhanced-geometry svg:viewBox="0 0 21600 21600" draw:type="rectangle" draw:enhanced-path="M 0 0 L 21600 0 21600 21600 0 21600 0 0 Z N"/>
                </draw:custom-shape>
                <draw:frame draw:style-name="gr19" draw:text-style-name="P10" draw:layer="layout" svg:width="2.426cm" svg:height="2.323cm" svg:x="16.599cm" svg:y="3.665cm">
                  <draw:text-box>
                    <text:p><text:span text:style-name="T2">Voucher</text:span></text:p>
                    <text:p><text:span text:style-name="T2">Request</text:span></text:p>
                    <text:p><text:span text:style-name="T2"/></text:p>
                    <text:p><text:span text:style-name="T2">SN: 1234</text:span></text:p>
                    <text:p><text:span text:style-name="T2">Assertion: </text:span></text:p>
                    <text:p><text:span text:style-name="T2">agent-proximity</text:span></text:p>
                  </draw:text-box>
                </draw:frame>
              </draw:g>
              <draw:g>
                <draw:custom-shape draw:style-name="gr20" draw:text-style-name="P6" draw:layer="layout" svg:width="0.995cm" svg:height="0.58cm" svg:x="17.476cm" svg:y="5.11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1" draw:text-style-name="P8" draw:layer="layout" svg:width="0.842cm" svg:height="0.449cm" svg:x="17.571cm" svg:y="5.156cm">
                  <text:p text:style-name="P7"><text:span text:style-name="T1">SN: 1234</text:span></text:p>
                  <text:p text:style-name="P7"><text:span text:style-name="T1">2021-04-16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frame draw:style-name="gr22" draw:text-style-name="P10" draw:layer="layout" svg:width="2.725cm" svg:height="0.547cm" svg:x="16.68cm" svg:y="3.33cm">
              <draw:text-box>
                <text:p><text:span text:style-name="T2">Voucher request</text:span></text:p>
              </draw:text-box>
            </draw:frame>
          </draw:g>
        </draw:g>
        <draw:frame draw:style-name="gr3" draw:text-style-name="P2" draw:layer="layout" svg:width="3.283cm" svg:height="0.962cm" svg:x="1.551cm" svg:y="8.333cm">
          <draw:text-box>
            <text:p>basement</text:p>
          </draw:text-box>
        </draw:frame>
        <draw:frame draw:style-name="gr16" draw:text-style-name="P2" draw:layer="layout" svg:width="2.509cm" svg:height="1.673cm" svg:x="23.326cm" svg:y="7.694cm">
          <draw:text-box>
            <text:p>service</text:p>
            <text:p>truc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</anim:par>
            </anim:par>
          </anim:seq>
        </anim:par>
        <presentation:notes draw:style-name="dp1">
          <draw:page-thumbnail draw:style-name="gr4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 (4)" draw:style-name="dp1" draw:master-page-name="Default">
        <office:forms form:automatic-focus="false" form:apply-design-mode="false"/>
        <draw:frame draw:style-name="gr1" draw:text-style-name="P1" draw:layer="layout" svg:width="3.525cm" svg:height="2.025cm" svg:x="16.393cm" svg:y="9.387cm">
          <draw:image xlink:href="Pictures/100036FC00000DC6000007EA6DFB2B372D693581.svg" xlink:type="simple" xlink:show="embed" xlink:actuate="onLoad" loext:mime-type="image/svg+xml">
            <text:p/>
          </draw:image>
          <draw:image xlink:href="Pictures/10000201000000850000004DC1E6FBB6D4EDA790.png" xlink:type="simple" xlink:show="embed" xlink:actuate="onLoad" loext:mime-type="image/png"/>
        </draw:frame>
        <draw:frame draw:style-name="gr1" draw:text-style-name="P1" draw:layer="layout" svg:width="2.558cm" svg:height="2.558cm" svg:x="5.926cm" svg:y="8.664cm">
          <draw:image xlink:href="Pictures/1000115600000D5500000D55D0B595ABC4F9E028.svg" xlink:type="simple" xlink:show="embed" xlink:actuate="onLoad" loext:mime-type="image/svg+xml">
            <text:p/>
          </draw:image>
          <draw:image xlink:href="Pictures/100002010000008100000081B871CD22000BDA70.png" xlink:type="simple" xlink:show="embed" xlink:actuate="onLoad" loext:mime-type="image/png"/>
        </draw:frame>
        <draw:g>
          <draw:line draw:style-name="gr2" draw:text-style-name="P1" draw:layer="layout" svg:x1="1.155cm" svg:y1="7.876cm" svg:x2="9.701cm" svg:y2="7.846cm">
            <text:p/>
          </draw:line>
          <draw:line draw:style-name="gr2" draw:text-style-name="P1" draw:layer="layout" svg:x1="9.762cm" svg:y1="9.417cm" svg:x2="11.313cm" svg:y2="9.417cm">
            <text:p/>
          </draw:line>
          <draw:line draw:style-name="gr2" draw:text-style-name="P1" draw:layer="layout" svg:x1="11.313cm" svg:y1="10.958cm" svg:x2="12.864cm" svg:y2="10.958cm">
            <text:p/>
          </draw:line>
          <draw:line draw:style-name="gr2" draw:text-style-name="P1" draw:layer="layout" svg:x1="12.864cm" svg:y1="12.499cm" svg:x2="14.415cm" svg:y2="12.499cm">
            <text:p/>
          </draw:line>
          <draw:line draw:style-name="gr2" draw:text-style-name="P1" draw:layer="layout" svg:x1="14.415cm" svg:y1="14.04cm" svg:x2="15.966cm" svg:y2="14.04cm">
            <text:p/>
          </draw:line>
          <draw:line draw:style-name="gr2" draw:text-style-name="P1" draw:layer="layout" svg:x1="9.763cm" svg:y1="9.417cm" svg:x2="9.701cm" svg:y2="7.876cm">
            <text:p/>
          </draw:line>
          <draw:line draw:style-name="gr2" draw:text-style-name="P1" draw:layer="layout" svg:x1="11.375cm" svg:y1="10.958cm" svg:x2="11.313cm" svg:y2="9.417cm">
            <text:p/>
          </draw:line>
          <draw:line draw:style-name="gr2" draw:text-style-name="P1" draw:layer="layout" svg:x1="12.864cm" svg:y1="12.499cm" svg:x2="12.802cm" svg:y2="10.958cm">
            <text:p/>
          </draw:line>
          <draw:line draw:style-name="gr2" draw:text-style-name="P1" draw:layer="layout" svg:x1="14.415cm" svg:y1="14.04cm" svg:x2="14.353cm" svg:y2="12.499cm">
            <text:p/>
          </draw:line>
        </draw:g>
        <draw:frame draw:style-name="gr1" draw:text-style-name="P1" draw:layer="layout" svg:width="2.894cm" svg:height="2.858cm" svg:x="20.097cm" svg:y="2.192cm">
          <draw:image xlink:href="Pictures/10001D2E00008A71000088BDCAC814FED4BE2E99.svg" xlink:type="simple" xlink:show="embed" xlink:actuate="onLoad" loext:mime-type="image/svg+xml">
            <text:p/>
          </draw:image>
          <draw:image xlink:href="Pictures/10000201000002C8000002BF274F9D92F2E82CE3.png" xlink:type="simple" xlink:show="embed" xlink:actuate="onLoad" loext:mime-type="image/png"/>
        </draw:frame>
        <draw:frame draw:style-name="gr1" draw:text-style-name="P1" draw:layer="layout" svg:width="1.722cm" svg:height="1.275cm" svg:x="14.877cm" svg:y="2.16cm">
          <draw:image xlink:href="Pictures/1000000000000FA000000B91E90BC2182EB466E4.jpg" xlink:type="simple" xlink:show="embed" xlink:actuate="onLoad" loext:mime-type="image/jpeg">
            <text:p/>
          </draw:image>
        </draw:frame>
        <draw:frame draw:style-name="gr14" draw:text-style-name="P2" draw:layer="layout" svg:width="3.072cm" svg:height="0.962cm" svg:x="21.896cm" svg:y="1.824cm">
          <draw:text-box>
            <text:p>Registrar</text:p>
          </draw:text-box>
        </draw:frame>
        <draw:frame draw:style-name="gr15" draw:text-style-name="P2" draw:layer="layout" svg:width="2.301cm" svg:height="0.962cm" svg:x="16.599cm" svg:y="1.428cm">
          <draw:text-box>
            <text:p>MASA</text:p>
          </draw:text-box>
        </draw:frame>
        <draw:g xml:id="id69" draw:id="id69">
          <draw:line draw:style-name="gr5" draw:text-style-name="P1" draw:layer="layout" svg:x1="16.599cm" svg:y1="3.254cm" svg:x2="20.589cm" svg:y2="4.409cm">
            <text:p/>
          </draw:line>
          <draw:frame draw:style-name="gr1" draw:text-style-name="P1" draw:layer="layout" svg:width="1.116cm" svg:height="1.579cm" svg:x="19.025cm" svg:y="4.409cm">
            <draw:image xlink:href="Pictures/1000841D0000520800007404AB5BA6E15EE3F9E8.svg" xlink:type="simple" xlink:show="embed" xlink:actuate="onLoad" loext:mime-type="image/svg+xml">
              <text:p/>
            </draw:image>
            <draw:image xlink:href="Pictures/100002010000025300000349CD924F8364FE2E9B.png" xlink:type="simple" xlink:show="embed" xlink:actuate="onLoad" loext:mime-type="image/png"/>
          </draw:frame>
        </draw:g>
        <draw:frame draw:style-name="gr3" draw:text-style-name="P2" draw:layer="layout" svg:width="3.283cm" svg:height="0.962cm" svg:x="1.551cm" svg:y="8.333cm">
          <draw:text-box>
            <text:p>basement</text:p>
          </draw:text-box>
        </draw:frame>
        <draw:frame draw:style-name="gr16" draw:text-style-name="P2" draw:layer="layout" svg:width="2.509cm" svg:height="1.673cm" svg:x="23.326cm" svg:y="7.694cm">
          <draw:text-box>
            <text:p>service</text:p>
            <text:p>truc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</anim:seq>
        </anim:par>
        <presentation:notes draw:style-name="dp1">
          <draw:page-thumbnail draw:style-name="gr4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 (5)" draw:style-name="dp1" draw:master-page-name="Default">
        <office:forms form:automatic-focus="false" form:apply-design-mode="false"/>
        <draw:frame draw:style-name="gr1" draw:text-style-name="P1" draw:layer="layout" svg:width="3.525cm" svg:height="2.025cm" svg:x="16.393cm" svg:y="9.387cm">
          <draw:image xlink:href="Pictures/100036FC00000DC6000007EA6DFB2B372D693581.svg" xlink:type="simple" xlink:show="embed" xlink:actuate="onLoad" loext:mime-type="image/svg+xml">
            <text:p/>
          </draw:image>
          <draw:image xlink:href="Pictures/10000201000000850000004DC1E6FBB6D4EDA790.png" xlink:type="simple" xlink:show="embed" xlink:actuate="onLoad" loext:mime-type="image/png"/>
        </draw:frame>
        <draw:frame draw:style-name="gr1" draw:text-style-name="P1" draw:layer="layout" svg:width="2.558cm" svg:height="2.558cm" svg:x="5.926cm" svg:y="8.664cm">
          <draw:image xlink:href="Pictures/1000115600000D5500000D55D0B595ABC4F9E028.svg" xlink:type="simple" xlink:show="embed" xlink:actuate="onLoad" loext:mime-type="image/svg+xml">
            <text:p/>
          </draw:image>
          <draw:image xlink:href="Pictures/100002010000008100000081B871CD22000BDA70.png" xlink:type="simple" xlink:show="embed" xlink:actuate="onLoad" loext:mime-type="image/png"/>
        </draw:frame>
        <draw:g>
          <draw:line draw:style-name="gr2" draw:text-style-name="P1" draw:layer="layout" svg:x1="1.155cm" svg:y1="7.876cm" svg:x2="9.701cm" svg:y2="7.846cm">
            <text:p/>
          </draw:line>
          <draw:line draw:style-name="gr2" draw:text-style-name="P1" draw:layer="layout" svg:x1="9.762cm" svg:y1="9.417cm" svg:x2="11.313cm" svg:y2="9.417cm">
            <text:p/>
          </draw:line>
          <draw:line draw:style-name="gr2" draw:text-style-name="P1" draw:layer="layout" svg:x1="11.313cm" svg:y1="10.958cm" svg:x2="12.864cm" svg:y2="10.958cm">
            <text:p/>
          </draw:line>
          <draw:line draw:style-name="gr2" draw:text-style-name="P1" draw:layer="layout" svg:x1="12.864cm" svg:y1="12.499cm" svg:x2="14.415cm" svg:y2="12.499cm">
            <text:p/>
          </draw:line>
          <draw:line draw:style-name="gr2" draw:text-style-name="P1" draw:layer="layout" svg:x1="14.415cm" svg:y1="14.04cm" svg:x2="15.966cm" svg:y2="14.04cm">
            <text:p/>
          </draw:line>
          <draw:line draw:style-name="gr2" draw:text-style-name="P1" draw:layer="layout" svg:x1="9.763cm" svg:y1="9.417cm" svg:x2="9.701cm" svg:y2="7.876cm">
            <text:p/>
          </draw:line>
          <draw:line draw:style-name="gr2" draw:text-style-name="P1" draw:layer="layout" svg:x1="11.375cm" svg:y1="10.958cm" svg:x2="11.313cm" svg:y2="9.417cm">
            <text:p/>
          </draw:line>
          <draw:line draw:style-name="gr2" draw:text-style-name="P1" draw:layer="layout" svg:x1="12.864cm" svg:y1="12.499cm" svg:x2="12.802cm" svg:y2="10.958cm">
            <text:p/>
          </draw:line>
          <draw:line draw:style-name="gr2" draw:text-style-name="P1" draw:layer="layout" svg:x1="14.415cm" svg:y1="14.04cm" svg:x2="14.353cm" svg:y2="12.499cm">
            <text:p/>
          </draw:line>
        </draw:g>
        <draw:frame draw:style-name="gr1" draw:text-style-name="P1" draw:layer="layout" svg:width="2.894cm" svg:height="2.858cm" svg:x="20.097cm" svg:y="2.192cm">
          <draw:image xlink:href="Pictures/10001D2E00008A71000088BDCAC814FED4BE2E99.svg" xlink:type="simple" xlink:show="embed" xlink:actuate="onLoad" loext:mime-type="image/svg+xml">
            <text:p/>
          </draw:image>
          <draw:image xlink:href="Pictures/10000201000002C8000002BF274F9D92F2E82CE3.png" xlink:type="simple" xlink:show="embed" xlink:actuate="onLoad" loext:mime-type="image/png"/>
        </draw:frame>
        <draw:frame draw:style-name="gr1" draw:text-style-name="P1" draw:layer="layout" svg:width="1.722cm" svg:height="1.275cm" svg:x="14.877cm" svg:y="2.16cm">
          <draw:image xlink:href="Pictures/1000000000000FA000000B91E90BC2182EB466E4.jpg" xlink:type="simple" xlink:show="embed" xlink:actuate="onLoad" loext:mime-type="image/jpeg">
            <text:p/>
          </draw:image>
        </draw:frame>
        <draw:frame draw:style-name="gr14" draw:text-style-name="P2" draw:layer="layout" svg:width="3.072cm" svg:height="0.962cm" svg:x="21.896cm" svg:y="1.824cm">
          <draw:text-box>
            <text:p>Registrar</text:p>
          </draw:text-box>
        </draw:frame>
        <draw:frame draw:style-name="gr15" draw:text-style-name="P2" draw:layer="layout" svg:width="2.301cm" svg:height="0.962cm" svg:x="16.599cm" svg:y="1.428cm">
          <draw:text-box>
            <text:p>MASA</text:p>
          </draw:text-box>
        </draw:frame>
        <draw:g xml:id="id76" draw:id="id76">
          <draw:frame draw:style-name="gr1" draw:text-style-name="P1" draw:layer="layout" svg:width="1.116cm" svg:height="1.579cm" svg:x="16.349cm" svg:y="7.299cm">
            <draw:image xlink:href="Pictures/1000841D0000520800007404AB5BA6E15EE3F9E8.svg" xlink:type="simple" xlink:show="embed" xlink:actuate="onLoad" loext:mime-type="image/svg+xml">
              <text:p/>
            </draw:image>
            <draw:image xlink:href="Pictures/100002010000025300000349CD924F8364FE2E9B.png" xlink:type="simple" xlink:show="embed" xlink:actuate="onLoad" loext:mime-type="image/png"/>
          </draw:frame>
          <draw:line draw:style-name="gr5" draw:text-style-name="P1" draw:layer="layout" svg:x1="21.045cm" svg:y1="4.775cm" svg:x2="17.365cm" svg:y2="9.55cm">
            <text:p/>
          </draw:line>
        </draw:g>
        <draw:frame draw:style-name="gr3" draw:text-style-name="P2" draw:layer="layout" svg:width="3.283cm" svg:height="0.962cm" svg:x="1.551cm" svg:y="8.333cm">
          <draw:text-box>
            <text:p>basement</text:p>
          </draw:text-box>
        </draw:frame>
        <draw:frame draw:style-name="gr16" draw:text-style-name="P2" draw:layer="layout" svg:width="2.509cm" svg:height="1.673cm" svg:x="23.326cm" svg:y="7.694cm">
          <draw:text-box>
            <text:p>service</text:p>
            <text:p>truc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</anim:seq>
        </anim:par>
        <presentation:notes draw:style-name="dp1">
          <draw:page-thumbnail draw:style-name="gr4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 (1)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3.525cm" svg:height="2.025cm" svg:x="16.393cm" svg:y="8.839cm">
          <draw:image xlink:href="Pictures/100036FC00000DC6000007EA6DFB2B372D693581.svg" xlink:type="simple" xlink:show="embed" xlink:actuate="onLoad" loext:mime-type="image/svg+xml">
            <text:p/>
          </draw:image>
          <draw:image xlink:href="Pictures/10000201000000850000004DC1E6FBB6D4EDA790.png" xlink:type="simple" xlink:show="embed" xlink:actuate="onLoad" loext:mime-type="image/png"/>
        </draw:frame>
        <draw:frame draw:style-name="gr1" draw:text-style-name="P1" draw:layer="layout" svg:width="2.558cm" svg:height="2.558cm" svg:x="5.926cm" svg:y="8.664cm">
          <draw:image xlink:href="Pictures/1000115600000D5500000D55D0B595ABC4F9E028.svg" xlink:type="simple" xlink:show="embed" xlink:actuate="onLoad" loext:mime-type="image/svg+xml">
            <text:p/>
          </draw:image>
          <draw:image xlink:href="Pictures/100002010000008100000081B871CD22000BDA70.png" xlink:type="simple" xlink:show="embed" xlink:actuate="onLoad" loext:mime-type="image/png"/>
        </draw:frame>
        <draw:line draw:style-name="gr2" draw:text-style-name="P1" draw:layer="layout" svg:x1="1.46cm" svg:y1="6.022cm" svg:x2="19.281cm" svg:y2="5.991cm">
          <text:p/>
        </draw:line>
        <draw:line draw:style-name="gr2" draw:text-style-name="P1" draw:layer="layout" svg:x1="19.342cm" svg:y1="7.562cm" svg:x2="20.893cm" svg:y2="7.562cm">
          <text:p/>
        </draw:line>
        <draw:line draw:style-name="gr2" draw:text-style-name="P1" draw:layer="layout" svg:x1="20.893cm" svg:y1="9.103cm" svg:x2="22.444cm" svg:y2="9.103cm">
          <text:p/>
        </draw:line>
        <draw:line draw:style-name="gr2" draw:text-style-name="P1" draw:layer="layout" svg:x1="22.444cm" svg:y1="10.644cm" svg:x2="23.995cm" svg:y2="10.644cm">
          <text:p/>
        </draw:line>
        <draw:line draw:style-name="gr2" draw:text-style-name="P1" draw:layer="layout" svg:x1="23.995cm" svg:y1="12.185cm" svg:x2="25.546cm" svg:y2="12.185cm">
          <text:p/>
        </draw:line>
        <draw:line draw:style-name="gr2" draw:text-style-name="P1" draw:layer="layout" svg:x1="19.343cm" svg:y1="7.562cm" svg:x2="19.281cm" svg:y2="6.021cm">
          <text:p/>
        </draw:line>
        <draw:line draw:style-name="gr2" draw:text-style-name="P1" draw:layer="layout" svg:x1="20.955cm" svg:y1="9.103cm" svg:x2="20.893cm" svg:y2="7.562cm">
          <text:p/>
        </draw:line>
        <draw:line draw:style-name="gr2" draw:text-style-name="P1" draw:layer="layout" svg:x1="22.444cm" svg:y1="10.644cm" svg:x2="22.382cm" svg:y2="9.103cm">
          <text:p/>
        </draw:line>
        <draw:line draw:style-name="gr2" draw:text-style-name="P1" draw:layer="layout" svg:x1="23.995cm" svg:y1="12.185cm" svg:x2="23.933cm" svg:y2="10.644cm">
          <text:p/>
        </draw:line>
        <draw:frame presentation:style-name="pr1" draw:layer="layout" svg:width="25.199cm" svg:height="2.629cm" svg:x="1.4cm" svg:y="0.628cm" presentation:class="title">
          <draw:text-box>
            <text:p>Second Trip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 (2)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3.525cm" svg:height="2.025cm" svg:x="16.393cm" svg:y="8.839cm">
          <draw:image xlink:href="Pictures/100036FC00000DC6000007EA6DFB2B372D693581.svg" xlink:type="simple" xlink:show="embed" xlink:actuate="onLoad" loext:mime-type="image/svg+xml">
            <text:p/>
          </draw:image>
          <draw:image xlink:href="Pictures/10000201000000850000004DC1E6FBB6D4EDA790.png" xlink:type="simple" xlink:show="embed" xlink:actuate="onLoad" loext:mime-type="image/png"/>
        </draw:frame>
        <draw:frame draw:style-name="gr1" draw:text-style-name="P1" draw:layer="layout" svg:width="2.558cm" svg:height="2.558cm" svg:x="5.926cm" svg:y="8.664cm">
          <draw:image xlink:href="Pictures/1000115600000D5500000D55D0B595ABC4F9E028.svg" xlink:type="simple" xlink:show="embed" xlink:actuate="onLoad" loext:mime-type="image/svg+xml">
            <text:p/>
          </draw:image>
          <draw:image xlink:href="Pictures/100002010000008100000081B871CD22000BDA70.png" xlink:type="simple" xlink:show="embed" xlink:actuate="onLoad" loext:mime-type="image/png"/>
        </draw:frame>
        <draw:line draw:style-name="gr2" draw:text-style-name="P1" draw:layer="layout" svg:x1="1.46cm" svg:y1="6.022cm" svg:x2="19.281cm" svg:y2="5.991cm">
          <text:p/>
        </draw:line>
        <draw:line draw:style-name="gr2" draw:text-style-name="P1" draw:layer="layout" svg:x1="19.342cm" svg:y1="7.562cm" svg:x2="20.893cm" svg:y2="7.562cm">
          <text:p/>
        </draw:line>
        <draw:line draw:style-name="gr2" draw:text-style-name="P1" draw:layer="layout" svg:x1="20.893cm" svg:y1="9.103cm" svg:x2="22.444cm" svg:y2="9.103cm">
          <text:p/>
        </draw:line>
        <draw:line draw:style-name="gr2" draw:text-style-name="P1" draw:layer="layout" svg:x1="22.444cm" svg:y1="10.644cm" svg:x2="23.995cm" svg:y2="10.644cm">
          <text:p/>
        </draw:line>
        <draw:line draw:style-name="gr2" draw:text-style-name="P1" draw:layer="layout" svg:x1="23.995cm" svg:y1="12.185cm" svg:x2="25.546cm" svg:y2="12.185cm">
          <text:p/>
        </draw:line>
        <draw:line draw:style-name="gr2" draw:text-style-name="P1" draw:layer="layout" svg:x1="19.343cm" svg:y1="7.562cm" svg:x2="19.281cm" svg:y2="6.021cm">
          <text:p/>
        </draw:line>
        <draw:line draw:style-name="gr2" draw:text-style-name="P1" draw:layer="layout" svg:x1="20.955cm" svg:y1="9.103cm" svg:x2="20.893cm" svg:y2="7.562cm">
          <text:p/>
        </draw:line>
        <draw:line draw:style-name="gr2" draw:text-style-name="P1" draw:layer="layout" svg:x1="22.444cm" svg:y1="10.644cm" svg:x2="22.382cm" svg:y2="9.103cm">
          <text:p/>
        </draw:line>
        <draw:line draw:style-name="gr2" draw:text-style-name="P1" draw:layer="layout" svg:x1="23.995cm" svg:y1="12.185cm" svg:x2="23.933cm" svg:y2="10.644cm">
          <text:p/>
        </draw:line>
        <draw:g xml:id="id77" draw:id="id77">
          <draw:line draw:style-name="gr5" draw:text-style-name="P1" draw:layer="layout" svg:x1="16.393cm" svg:y1="9.884cm" svg:x2="8.484cm" svg:y2="9.914cm">
            <text:p/>
          </draw:line>
          <draw:frame draw:style-name="gr1" draw:text-style-name="P1" draw:layer="layout" svg:width="1.116cm" svg:height="1.579cm" svg:x="13.917cm" svg:y="9.914cm">
            <draw:image xlink:href="Pictures/1000841D0000520800007404AB5BA6E15EE3F9E8.svg" xlink:type="simple" xlink:show="embed" xlink:actuate="onLoad" loext:mime-type="image/svg+xml">
              <text:p/>
            </draw:image>
            <draw:image xlink:href="Pictures/100002010000025300000349CD924F8364FE2E9B.png" xlink:type="simple" xlink:show="embed" xlink:actuate="onLoad" loext:mime-type="image/png"/>
          </draw:frame>
        </draw:g>
        <draw:frame presentation:style-name="pr1" draw:layer="layout" svg:width="25.199cm" svg:height="2.629cm" svg:x="1.4cm" svg:y="0.628cm" presentation:class="title">
          <draw:text-box>
            <text:p>Second Trip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1">
          <draw:page-thumbnail draw:style-name="gr4" draw:layer="layout" svg:width="18.624cm" svg:height="10.476cm" svg:x="1.482cm" svg:y="2.123cm" draw:page-number="1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 (3)" draw:style-name="dp1" draw:master-page-name="Default" presentation:presentation-page-layout-name="AL1T19">
        <draw:frame draw:style-name="gr1" draw:text-style-name="P1" draw:layer="layout" svg:width="3.525cm" svg:height="2.025cm" svg:x="16.393cm" svg:y="8.839cm">
          <draw:image xlink:href="Pictures/100036FC00000DC6000007EA6DFB2B372D693581.svg" xlink:type="simple" xlink:show="embed" xlink:actuate="onLoad" loext:mime-type="image/svg+xml">
            <text:p/>
          </draw:image>
          <draw:image xlink:href="Pictures/10000201000000850000004DC1E6FBB6D4EDA790.png" xlink:type="simple" xlink:show="embed" xlink:actuate="onLoad" loext:mime-type="image/png"/>
        </draw:frame>
        <draw:frame draw:style-name="gr1" draw:text-style-name="P1" draw:layer="layout" svg:width="2.558cm" svg:height="2.558cm" svg:x="5.926cm" svg:y="8.664cm">
          <draw:image xlink:href="Pictures/1000115600000D5500000D55D0B595ABC4F9E028.svg" xlink:type="simple" xlink:show="embed" xlink:actuate="onLoad" loext:mime-type="image/svg+xml">
            <text:p/>
          </draw:image>
          <draw:image xlink:href="Pictures/100002010000008100000081B871CD22000BDA70.png" xlink:type="simple" xlink:show="embed" xlink:actuate="onLoad" loext:mime-type="image/png"/>
        </draw:frame>
        <draw:line draw:style-name="gr2" draw:text-style-name="P1" draw:layer="layout" svg:x1="1.46cm" svg:y1="6.022cm" svg:x2="19.281cm" svg:y2="5.991cm">
          <text:p/>
        </draw:line>
        <draw:line draw:style-name="gr2" draw:text-style-name="P1" draw:layer="layout" svg:x1="19.342cm" svg:y1="7.562cm" svg:x2="20.893cm" svg:y2="7.562cm">
          <text:p/>
        </draw:line>
        <draw:line draw:style-name="gr2" draw:text-style-name="P1" draw:layer="layout" svg:x1="20.893cm" svg:y1="9.103cm" svg:x2="22.444cm" svg:y2="9.103cm">
          <text:p/>
        </draw:line>
        <draw:line draw:style-name="gr2" draw:text-style-name="P1" draw:layer="layout" svg:x1="22.444cm" svg:y1="10.644cm" svg:x2="23.995cm" svg:y2="10.644cm">
          <text:p/>
        </draw:line>
        <draw:line draw:style-name="gr2" draw:text-style-name="P1" draw:layer="layout" svg:x1="23.995cm" svg:y1="12.185cm" svg:x2="25.546cm" svg:y2="12.185cm">
          <text:p/>
        </draw:line>
        <draw:line draw:style-name="gr2" draw:text-style-name="P1" draw:layer="layout" svg:x1="19.343cm" svg:y1="7.562cm" svg:x2="19.281cm" svg:y2="6.021cm">
          <text:p/>
        </draw:line>
        <draw:line draw:style-name="gr2" draw:text-style-name="P1" draw:layer="layout" svg:x1="20.955cm" svg:y1="9.103cm" svg:x2="20.893cm" svg:y2="7.562cm">
          <text:p/>
        </draw:line>
        <draw:line draw:style-name="gr2" draw:text-style-name="P1" draw:layer="layout" svg:x1="22.444cm" svg:y1="10.644cm" svg:x2="22.382cm" svg:y2="9.103cm">
          <text:p/>
        </draw:line>
        <draw:line draw:style-name="gr2" draw:text-style-name="P1" draw:layer="layout" svg:x1="23.995cm" svg:y1="12.185cm" svg:x2="23.933cm" svg:y2="10.644cm">
          <text:p/>
        </draw:line>
        <draw:g xml:id="id78" draw:id="id78">
          <draw:line draw:style-name="gr5" draw:text-style-name="P1" draw:layer="layout" svg:x1="16.393cm" svg:y1="9.884cm" svg:x2="8.484cm" svg:y2="9.914cm">
            <text:p/>
          </draw:line>
          <draw:frame draw:style-name="gr1" draw:text-style-name="P1" draw:layer="layout" svg:width="1.116cm" svg:height="1.579cm" svg:x="13.917cm" svg:y="9.914cm">
            <draw:image xlink:href="Pictures/1000841D0000520800007404AB5BA6E15EE3F9E8.svg" xlink:type="simple" xlink:show="embed" xlink:actuate="onLoad" loext:mime-type="image/svg+xml">
              <text:p/>
            </draw:image>
            <draw:image xlink:href="Pictures/100002010000025300000349CD924F8364FE2E9B.png" xlink:type="simple" xlink:show="embed" xlink:actuate="onLoad" loext:mime-type="image/png"/>
          </draw:frame>
        </draw:g>
        <draw:line draw:style-name="gr23" draw:text-style-name="P1" xml:id="id79" draw:id="id79" draw:layer="layout" svg:x1="8.454cm" svg:y1="12.256cm" svg:x2="16.665cm" svg:y2="12.165cm">
          <text:p text:style-name="P5">LDevID</text:p>
          <text:p text:style-name="P5">Certificate</text:p>
        </draw:line>
        <draw:frame presentation:style-name="pr1" draw:layer="layout" svg:width="25.199cm" svg:height="2.629cm" svg:x="1.4cm" svg:y="0.628cm" presentation:class="title">
          <draw:text-box>
            <text:p>Second Trip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1">
          <draw:page-thumbnail draw:style-name="gr4" draw:layer="layout" svg:width="18.624cm" svg:height="10.476cm" svg:x="1.482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Richardson</meta:initial-creator>
    <meta:creation-date>2021-05-31T11:24:35.603565798</meta:creation-date>
    <dc:date>2021-06-13T21:28:38.439051372</dc:date>
    <dc:creator>Michael Richardson</dc:creator>
    <meta:editing-duration>PT2H14M2S</meta:editing-duration>
    <meta:editing-cycles>6</meta:editing-cycles>
    <meta:generator>LibreOffice/6.1.5.2$Linux_X86_64 LibreOffice_project/10$Build-2</meta:generator>
    <meta:document-statistic meta:object-count="332"/>
  </office:meta>
</office:document-meta>
</file>